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ffffff" style:font-name="Times New Roman1" fo:font-size="12pt" fo:font-style="normal"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 style:family="paragraph" style:parent-style-name="Standard">
      <style:text-properties officeooo:rsid="01f0d431" officeooo:paragraph-rsid="0000d73d"/>
    </style:style>
    <style:style style:name="P3" style:family="paragraph" style:parent-style-name="Standard">
      <style:text-properties officeooo:paragraph-rsid="0000d73d"/>
    </style:style>
    <style:style style:name="P4" style:family="paragraph" style:parent-style-name="Standard">
      <style:text-properties officeooo:paragraph-rsid="00025da2"/>
    </style:style>
    <style:style style:name="P5" style:family="paragraph" style:parent-style-name="Standard">
      <style:text-properties style:font-name="Times New Roman1" fo:font-size="12pt" fo:font-weight="normal" officeooo:rsid="01f0d431" officeooo:paragraph-rsid="0000d73d" fo:background-color="transparent" style:font-size-asian="12pt" style:font-weight-asian="normal" style:font-name-complex="Times New Roman1" style:font-size-complex="12pt" style:font-weight-complex="normal"/>
    </style:style>
    <style:style style:name="P6" style:family="paragraph" style:parent-style-name="Standard">
      <style:text-properties style:use-window-font-color="true" style:font-name="Times New Roman1" fo:font-size="12pt" fo:language="en" fo:country="GB" fo:font-weight="normal" officeooo:rsid="01f0d431" officeooo:paragraph-rsid="00025da2" fo:background-color="transparent" style:font-size-asian="12pt" style:font-weight-asian="normal" style:font-name-complex="Times New Roman1" style:font-size-complex="12pt" style:font-weight-complex="normal"/>
    </style:style>
    <style:style style:name="P7" style:family="paragraph" style:parent-style-name="Standard">
      <style:text-properties officeooo:rsid="00450383" officeooo:paragraph-rsid="00059d80"/>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000d73d" fo:background-color="transparent" style:font-size-asian="12pt" style:font-name-complex="Times New Roman1" style:font-size-complex="12pt"/>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e552ea" officeooo:paragraph-rsid="0000d73d" fo:background-color="transparent" style:font-size-asian="12pt" style:font-name-complex="Times New Roman1" style:font-size-complex="12pt"/>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f727b" officeooo:paragraph-rsid="0000d73d" fo:background-color="transparent" style:font-size-asian="12pt" style:font-name-complex="Times New Roman1" style:font-size-complex="12pt"/>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000d73d" fo:background-color="transparent" style:font-size-asian="12pt" style:font-name-complex="Times New Roman1"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e552ea" officeooo:paragraph-rsid="0000d73d" fo:background-color="transparent" style:font-size-asian="12pt" style:font-weight-asian="bold" style:font-name-complex="Times New Roman1" style:font-size-complex="12pt" style:font-weight-complex="bold"/>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ff727b" officeooo:paragraph-rsid="0000d73d" fo:background-color="transparent" style:font-size-asian="12pt" style:font-weight-asian="bold" style:font-name-complex="Times New Roman1" style:font-size-complex="12pt" style:font-weight-complex="bold"/>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bold" officeooo:rsid="01003434" officeooo:paragraph-rsid="0000d73d" style:font-size-asian="12pt" style:font-weight-asian="bold" style:font-name-complex="Times New Roman1" style:font-size-complex="12pt" style:font-weight-complex="bold"/>
    </style:style>
    <style:style style:name="P15" style:family="paragraph" style:parent-style-name="Standard">
      <style:paragraph-properties fo:margin-left="0in" fo:margin-right="0in" fo:margin-top="0in" fo:margin-bottom="0.0201in" loext:contextual-spacing="false" fo:line-height="200%" fo:text-align="justify" style:justify-single-word="false" fo:text-indent="0in" style:auto-text-indent="false"/>
      <style:text-properties style:font-name="Times New Roman1" fo:font-size="12pt" fo:font-weight="bold" officeooo:rsid="00450383" officeooo:paragraph-rsid="00059d80" style:font-size-asian="12pt" style:font-weight-asian="bold" style:font-name-complex="Times New Roman1" style:font-size-complex="12pt" style:font-weight-complex="bold"/>
    </style:style>
    <style:style style:name="P1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000d73d" style:font-size-asian="12pt" style:font-weight-asian="normal" style:font-name-complex="Times New Roman1" style:font-size-complex="12pt" style:font-weight-complex="normal"/>
    </style:style>
    <style:style style:name="P1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000d73d" fo:background-color="transparent" style:font-size-asian="12pt" style:font-weight-asian="normal" style:font-name-complex="Times New Roman1" style:font-size-complex="12pt"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1" style:font-size-complex="12pt" style:font-weight-complex="normal"/>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4pt" fo:font-weight="normal" officeooo:rsid="00f250db" officeooo:paragraph-rsid="00025da2" style:font-size-asian="12pt" style:font-weight-asian="normal" style:font-name-complex="Times New Roman1" style:font-size-complex="12pt" style:font-weight-complex="normal"/>
    </style:style>
    <style:style style:name="P20"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fo:color="#ffffff" style:font-name="Times New Roman1" fo:font-size="12pt" fo:font-style="normal"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1" fo:font-size="12pt" fo:font-style="normal" style:text-underline-style="solid" style:text-underline-width="auto" style:text-underline-color="font-color" fo:font-weight="bold" officeooo:rsid="01e28427" officeooo:paragraph-rsid="0000d73d" fo:background-color="#00a933" style:font-size-asian="12pt" style:font-style-asian="normal" style:font-weight-asian="bold" style:font-name-complex="Times New Roman1" style:font-size-complex="12pt" style:font-style-complex="normal" style:font-weight-complex="bold"/>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officeooo:paragraph-rsid="0000d73d"/>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11dc15" officeooo:paragraph-rsid="0000d73d" fo:background-color="transparent" style:font-size-asian="12pt" style:font-weight-asian="normal" style:font-name-complex="Times New Roman2" style:font-size-complex="12pt" style:font-weight-complex="normal"/>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e28427" officeooo:paragraph-rsid="0000d73d" style:font-weight-asian="bold" style:font-weight-complex="bold"/>
    </style:style>
    <style:style style:name="P25"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26" style:family="paragraph" style:parent-style-name="Standard">
      <style:paragraph-properties fo:margin-left="0in" fo:margin-right="0in" fo:margin-top="0in" fo:margin-bottom="0.0201in" loext:contextual-spacing="false" fo:line-height="100%" fo:text-indent="0in" style:auto-text-indent="false"/>
      <style:text-properties officeooo:rsid="01038f15" officeooo:paragraph-rsid="0000d73d"/>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officeooo:rsid="01e6ec8e" officeooo:paragraph-rsid="0000d73d"/>
    </style:style>
    <style:style style:name="P28"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e552ea" officeooo:paragraph-rsid="0000d73d" fo:background-color="transparent" style:font-size-asian="12pt" style:font-weight-asian="normal" style:font-name-complex="Times New Roman1" style:font-size-complex="12pt" style:font-weight-complex="normal"/>
    </style:style>
    <style:style style:name="P2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normal" officeooo:rsid="01e552ea" officeooo:paragraph-rsid="0000d73d" fo:background-color="transparent" style:font-size-asian="12pt" style:font-weight-asian="normal" style:font-name-complex="Times New Roman2" style:font-size-complex="12pt" style:font-weight-complex="normal"/>
    </style:style>
    <style:style style:name="P30"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bold" officeooo:rsid="01e552ea" officeooo:paragraph-rsid="0000d73d" fo:background-color="transparent" style:font-size-asian="12pt" style:font-weight-asian="bold" style:font-name-complex="Times New Roman2" style:font-size-complex="12pt" style:font-weight-complex="bold"/>
    </style:style>
    <style:style style:name="P31"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2" style:font-size-complex="12pt" style:font-weight-complex="normal"/>
    </style:style>
    <style:style style:name="P32"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officeooo:rsid="01f1d2b8" officeooo:paragraph-rsid="0000d73d" fo:background-color="transparent" style:font-size-asian="12pt" style:font-name-complex="Times New Roman2" style:font-size-complex="12pt"/>
    </style:style>
    <style:style style:name="P33" style:family="paragraph" style:parent-style-name="Standard_20__28_user_29_">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34" style:family="paragraph" style:parent-style-name="annotation_20_text">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000d73d" fo:background-color="transparent" style:font-size-asian="12pt" style:font-name-complex="Times New Roman1" style:font-size-complex="12pt"/>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025da2" fo:background-color="#fff200" style:font-size-asian="12pt" style:font-weight-asian="normal" style:font-name-complex="Times New Roman1" style:font-size-complex="12pt"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f250db" officeooo:paragraph-rsid="00025da2" fo:background-color="#fff200" style:font-size-asian="12pt" style:font-weight-asian="normal" style:font-name-complex="Times New Roman1" style:font-size-complex="12pt" style:font-weight-complex="normal"/>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1a85698" officeooo:paragraph-rsid="00025da2" fo:background-color="transparent" style:font-size-asian="12pt" style:font-style-asian="normal" style:font-weight-asian="normal" style:font-name-complex="Times New Roman1"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weight="normal" officeooo:rsid="00286f68" officeooo:paragraph-rsid="00025da2" fo:background-color="transparent" style:font-size-asian="12pt" style:font-weight-asian="normal" style:font-name-complex="Times New Roman1" style:font-size-complex="12pt" style:font-weight-complex="normal"/>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weight="bold" officeooo:rsid="00030298" officeooo:paragraph-rsid="00030298" fo:background-color="transparent" style:font-size-asian="12pt" style:font-weight-asian="bold" style:font-name-complex="Times New Roman1" style:font-size-complex="12pt" style:font-weight-complex="bold"/>
    </style:style>
    <style:style style:name="P4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0025da2" style:font-style-asian="italic" style:font-name-complex="Times New Roman1" style:font-style-complex="italic"/>
    </style:style>
    <style:style style:name="P4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0025da2" style:font-name-complex="Times New Roman1"/>
    </style:style>
    <style:style style:name="P42" style:family="paragraph" style:parent-style-name="Text_20_body">
      <style:paragraph-properties fo:margin-left="0in" fo:margin-right="0in" fo:margin-top="0in" fo:margin-bottom="0in" loext:contextual-spacing="false" fo:line-height="100%" fo:text-indent="0in" style:auto-text-indent="false"/>
      <style:text-properties officeooo:paragraph-rsid="00025da2"/>
    </style:style>
    <style:style style:name="P43" style:family="paragraph" style:parent-style-name="Standard_20__28_user_29_">
      <style:text-properties style:font-name="Times New Roman" officeooo:paragraph-rsid="0000d73d" style:font-name-complex="Times New Roman2"/>
    </style:style>
    <style:style style:name="P44" style:family="paragraph" style:parent-style-name="Standard_20__28_user_29_">
      <style:text-properties officeooo:paragraph-rsid="0000d73d"/>
    </style:style>
    <style:style style:name="P45" style:family="paragraph" style:parent-style-name="annotation_20_text">
      <style:text-properties fo:font-size="12pt" officeooo:paragraph-rsid="0000d73d" style:font-size-asian="12pt" style:font-size-complex="11pt"/>
    </style:style>
    <style:style style:name="P46" style:family="paragraph" style:parent-style-name="annotation_20_text">
      <style:text-properties fo:font-size="12pt" officeooo:paragraph-rsid="00025da2" style:font-size-asian="12pt" style:font-size-complex="11pt"/>
    </style:style>
    <style:style style:name="P47" style:family="paragraph" style:parent-style-name="annotation_20_text">
      <style:text-properties officeooo:paragraph-rsid="0000d73d"/>
    </style:style>
    <style:style style:name="P48" style:family="paragraph" style:parent-style-name="annotation_20_text">
      <style:text-properties style:use-window-font-color="true" style:font-name="Times New Roman1" fo:language="en" fo:country="GB" fo:font-weight="normal" officeooo:rsid="013196c6" officeooo:paragraph-rsid="00025da2" style:font-weight-asian="normal" style:font-name-complex="Times New Roman1" style:font-weight-complex="normal"/>
    </style:style>
    <style:style style:name="P49" style:family="paragraph" style:parent-style-name="annotation_20_text">
      <style:text-properties officeooo:paragraph-rsid="00025da2"/>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language="en" fo:country="GB" fo:font-weight="normal" officeooo:rsid="01f0d431" officeooo:paragraph-rsid="00030298" fo:background-color="transparent" style:font-size-asian="12pt" style:font-weight-asian="normal" style:font-name-complex="Times New Roman1" style:font-size-complex="12pt" style:font-weight-complex="normal"/>
    </style:style>
    <style:style style:name="T1" style:family="text">
      <style:text-properties fo:color="#ffffff" fo:font-style="normal" fo:font-weight="bold" officeooo:rsid="01e28427" fo:background-color="#00a933" loext:char-shading-value="0" style:font-style-asian="normal" style:font-weight-asian="bold" style:font-style-complex="normal" style:font-weight-complex="bold"/>
    </style:style>
    <style:style style:name="T2" style:family="text">
      <style:text-properties fo:color="#ffffff" fo:font-style="normal" fo:font-weight="bold" officeooo:rsid="02014dab" fo:background-color="#00a933" loext:char-shading-value="0" style:font-style-asian="normal" style:font-weight-asian="bold" style:font-style-complex="normal" style:font-weight-complex="bold"/>
    </style:style>
    <style:style style:name="T3" style:family="text">
      <style:text-properties fo:color="#ffffff" fo:font-style="normal" fo:font-weight="bold" officeooo:rsid="01e28427" fo:background-color="#ffffff" loext:char-shading-value="0" style:font-style-asian="normal" style:font-weight-asian="bold" style:font-style-complex="normal" style:font-weight-complex="bold"/>
    </style:style>
    <style:style style:name="T4" style:family="text">
      <style:text-properties fo:color="#ffffff" fo:font-style="normal" officeooo:rsid="01e28427" fo:background-color="#00a933" loext:char-shading-value="0" style:font-style-asian="normal" style:font-style-complex="normal"/>
    </style:style>
    <style:style style:name="T5" style:family="text">
      <style:text-properties fo:color="#ffffff" fo:font-style="normal" officeooo:rsid="01e28427" fo:background-color="transparent" loext:char-shading-value="0" style:font-style-asian="normal" style:font-style-complex="normal"/>
    </style:style>
    <style:style style:name="T6" style:family="text">
      <style:text-properties fo:color="#ffffff" fo:background-color="#800000" loext:char-shading-value="0" style:font-size-complex="11pt"/>
    </style:style>
    <style:style style:name="T7" style:family="text">
      <style:text-properties fo:color="#ffffff" style:font-name="Times New Roman1" fo:font-size="12pt" fo:font-style="normal" fo:font-weight="bold" officeooo:rsid="01e28427" fo:background-color="#00a933" loext:char-shading-value="0" style:font-size-asian="12pt" style:font-style-asian="normal" style:font-weight-asian="bold" style:font-name-complex="Times New Roman1" style:font-size-complex="12pt" style:font-style-complex="normal" style:font-weight-complex="bold"/>
    </style:style>
    <style:style style:name="T8" style:family="text">
      <style:text-properties fo:color="#ffffff" style:font-name="Times New Roman1" fo:font-size="12pt" fo:font-style="normal" fo:font-weight="bold" officeooo:rsid="01e28427" fo:background-color="#ffffff" loext:char-shading-value="0" style:font-size-asian="12pt" style:font-style-asian="normal" style:font-weight-asian="bold" style:font-name-complex="Times New Roman1" style:font-size-complex="12pt" style:font-style-complex="normal" style:font-weight-complex="bold"/>
    </style:style>
    <style:style style:name="T9" style:family="text">
      <style:text-properties fo:color="#ffffff" style:font-name="Times New Roman1" fo:font-size="12pt" fo:font-style="normal" fo:font-weight="bold" officeooo:rsid="01e28427" fo:background-color="transparent" loext:char-shading-value="0" style:font-size-asian="12pt" style:font-style-asian="normal" style:font-weight-asian="bold" style:font-name-complex="Times New Roman1" style:font-size-complex="12pt" style:font-style-complex="normal" style:font-weight-complex="bold"/>
    </style:style>
    <style:style style:name="T10" style:family="text">
      <style:text-properties fo:color="#ffffff" style:font-name="Times New Roman1" fo:font-size="12pt" fo:font-style="normal" fo:font-weight="bold" officeooo:rsid="01a91b7f" fo:background-color="#2a6099" loext:char-shading-value="0" style:font-size-asian="12pt" style:font-style-asian="normal" style:font-weight-asian="bold" style:font-name-complex="Times New Roman1" style:font-size-complex="12pt" style:font-style-complex="normal" style:font-weight-complex="bold"/>
    </style:style>
    <style:style style:name="T11" style:family="text">
      <style:text-properties fo:color="#ffffff" style:font-name="Times New Roman1" fo:font-size="12pt" fo:font-style="normal" fo:font-weight="bold" officeooo:rsid="01ac455b" fo:background-color="#2a6099" loext:char-shading-value="0" style:font-size-asian="12pt" style:font-style-asian="normal" style:font-weight-asian="bold" style:font-name-complex="Times New Roman1" style:font-size-complex="12pt" style:font-style-complex="normal" style:font-weight-complex="bold"/>
    </style:style>
    <style:style style:name="T12" style:family="text">
      <style:text-properties fo:color="#ffffff" style:font-name="Times New Roman1" fo:font-size="12pt" fo:font-style="normal" fo:font-weight="normal" officeooo:rsid="01a91b7f" fo:background-color="#2a6099" loext:char-shading-value="0" style:font-size-asian="12pt" style:font-style-asian="normal" style:font-weight-asian="normal" style:font-name-complex="Times New Roman1" style:font-size-complex="12pt" style:font-style-complex="normal" style:font-weight-complex="normal"/>
    </style:style>
    <style:style style:name="T13" style:family="text">
      <style:text-properties fo:color="#ffffff" style:font-name="Times New Roman1" fo:font-size="12pt" fo:font-style="normal" fo:background-color="#00a933" loext:char-shading-value="0" style:font-size-asian="12pt" style:font-style-asian="normal" style:font-name-complex="Times New Roman1" style:font-size-complex="12pt" style:font-style-complex="normal"/>
    </style:style>
    <style:style style:name="T14" style:family="text">
      <style:text-properties fo:color="#ffffff" fo:font-size="12pt" fo:background-color="#800000" loext:char-shading-value="0" style:font-size-asian="12pt" style:font-size-complex="11pt"/>
    </style:style>
    <style:style style:name="T15" style:family="text">
      <style:text-properties fo:color="#ffffff" fo:font-weight="bold" officeooo:rsid="01e28427" fo:background-color="#00a933" loext:char-shading-value="0" style:font-weight-asian="bold" style:font-weight-complex="bold"/>
    </style:style>
    <style:style style:name="T16" style:family="text">
      <style:text-properties fo:color="#ffffff" fo:font-weight="bold" officeooo:rsid="01e28427" fo:background-color="#ffffff" loext:char-shading-value="0" style:font-weight-asian="bold" style:font-weight-complex="bold"/>
    </style:style>
    <style:style style:name="T17" style:family="text">
      <style:text-properties fo:color="#ffffff" fo:font-weight="bold" officeooo:rsid="01a91b7f" fo:background-color="#2a6099" loext:char-shading-value="0" style:font-weight-asian="bold" style:font-weight-complex="bold"/>
    </style:style>
    <style:style style:name="T18" style:family="text">
      <style:text-properties fo:color="#ffffff" officeooo:rsid="01a91b7f" fo:background-color="#2a6099" loext:char-shading-value="0"/>
    </style:style>
    <style:style style:name="T19" style:family="text">
      <style:text-properties fo:font-weight="bold" style:font-weight-asian="bold" style:font-weight-complex="bold"/>
    </style:style>
    <style:style style:name="T20" style:family="text">
      <style:text-properties style:font-name="Times New Roman" style:font-name-complex="Times New Roman2"/>
    </style:style>
    <style:style style:name="T21" style:family="text">
      <style:text-properties style:font-name="Times New Roman" fo:font-weight="bold" style:font-weight-asian="bold" style:font-name-complex="Times New Roman2" style:font-weight-complex="bold"/>
    </style:style>
    <style:style style:name="T22" style:family="text">
      <style:text-properties style:font-name="Times New Roman" fo:font-size="12pt" fo:font-weight="normal" officeooo:rsid="018fb930" fo:background-color="#ffff00" loext:char-shading-value="0" style:font-size-asian="12pt" style:font-weight-asian="normal" style:font-name-complex="Times New Roman2" style:font-size-complex="12pt" style:font-weight-complex="normal"/>
    </style:style>
    <style:style style:name="T23" style:family="text">
      <style:text-properties officeooo:rsid="025efea2"/>
    </style:style>
    <style:style style:name="T24" style:family="text">
      <style:text-properties officeooo:rsid="01c7fb22"/>
    </style:style>
    <style:style style:name="T25" style:family="text">
      <style:text-properties style:font-size-complex="11pt"/>
    </style:style>
    <style:style style:name="T26" style:family="text">
      <style:text-properties fo:font-weight="normal" style:font-weight-asian="normal" style:font-weight-complex="normal"/>
    </style:style>
    <style:style style:name="T27" style:family="text">
      <style:text-properties style:font-name="Times New Roman1" fo:font-size="12pt" fo:background-color="transparent" loext:char-shading-value="0" style:font-size-asian="12pt" style:font-name-complex="Times New Roman1" style:font-size-complex="12pt"/>
    </style:style>
    <style:style style:name="T28" style:family="text">
      <style:text-properties style:font-name="Times New Roman1" fo:font-size="12pt" officeooo:rsid="01f1d2b8" fo:background-color="transparent" loext:char-shading-value="0" style:font-size-asian="12pt" style:font-name-complex="Times New Roman1" style:font-size-complex="12pt"/>
    </style:style>
    <style:style style:name="T29" style:family="text">
      <style:text-properties style:font-name="Times New Roman1" fo:font-size="12pt" officeooo:rsid="01f1f7b2" fo:background-color="transparent" loext:char-shading-value="0" style:font-size-asian="12pt" style:font-name-complex="Times New Roman1" style:font-size-complex="12pt"/>
    </style:style>
    <style:style style:name="T30" style:family="text">
      <style:text-properties style:font-name="Times New Roman1" fo:font-size="12pt" officeooo:rsid="017f75ff" fo:background-color="transparent" loext:char-shading-value="0" style:font-size-asian="12pt" style:font-name-complex="Times New Roman1" style:font-size-complex="12pt"/>
    </style:style>
    <style:style style:name="T31" style:family="text">
      <style:text-properties style:font-name="Times New Roman1" fo:font-size="12pt" officeooo:rsid="017c1c12" fo:background-color="transparent" loext:char-shading-value="0" style:font-size-asian="12pt" style:font-name-complex="Times New Roman1" style:font-size-complex="12pt"/>
    </style:style>
    <style:style style:name="T32" style:family="text">
      <style:text-properties style:font-name="Times New Roman1" fo:font-size="12pt" officeooo:rsid="018a2bb1" fo:background-color="transparent" loext:char-shading-value="0" style:font-size-asian="12pt" style:font-name-complex="Times New Roman1" style:font-size-complex="12pt"/>
    </style:style>
    <style:style style:name="T33" style:family="text">
      <style:text-properties style:font-name="Times New Roman1" fo:font-size="12pt" officeooo:rsid="0183f92f" fo:background-color="transparent" loext:char-shading-value="0" style:font-size-asian="12pt" style:font-name-complex="Times New Roman1" style:font-size-complex="12pt"/>
    </style:style>
    <style:style style:name="T34" style:family="text">
      <style:text-properties style:font-name="Times New Roman1" fo:font-size="12pt" officeooo:rsid="01436afc" fo:background-color="transparent" loext:char-shading-value="0" style:font-size-asian="12pt" style:font-name-complex="Times New Roman1" style:font-size-complex="12pt"/>
    </style:style>
    <style:style style:name="T35" style:family="text">
      <style:text-properties style:font-name="Times New Roman1" fo:font-size="12pt" officeooo:rsid="01a54daa" fo:background-color="transparent" loext:char-shading-value="0" style:font-size-asian="12pt" style:font-name-complex="Times New Roman1" style:font-size-complex="12pt"/>
    </style:style>
    <style:style style:name="T36" style:family="text">
      <style:text-properties style:font-name="Times New Roman1" fo:font-size="12pt" officeooo:rsid="013e7b63" fo:background-color="transparent" loext:char-shading-value="0" style:font-size-asian="12pt" style:font-name-complex="Times New Roman1" style:font-size-complex="12pt"/>
    </style:style>
    <style:style style:name="T37" style:family="text">
      <style:text-properties style:font-name="Times New Roman1" fo:font-size="12pt" officeooo:rsid="0192b4e9" fo:background-color="transparent" loext:char-shading-value="0" style:font-size-asian="12pt" style:font-name-complex="Times New Roman1" style:font-size-complex="12pt"/>
    </style:style>
    <style:style style:name="T38" style:family="text">
      <style:text-properties style:font-name="Times New Roman1" fo:font-size="12pt" officeooo:rsid="0157eac2" fo:background-color="transparent" loext:char-shading-value="0" style:font-size-asian="12pt" style:font-name-complex="Times New Roman1" style:font-size-complex="12pt"/>
    </style:style>
    <style:style style:name="T39" style:family="text">
      <style:text-properties style:font-name="Times New Roman1" fo:font-size="12pt" officeooo:rsid="01472642" fo:background-color="transparent" loext:char-shading-value="0" style:font-size-asian="12pt" style:font-name-complex="Times New Roman1" style:font-size-complex="12pt"/>
    </style:style>
    <style:style style:name="T40" style:family="text">
      <style:text-properties style:font-name="Times New Roman1" fo:font-size="12pt" officeooo:rsid="0196e4b8" fo:background-color="transparent" loext:char-shading-value="0" style:font-size-asian="12pt" style:font-name-complex="Times New Roman1" style:font-size-complex="12pt"/>
    </style:style>
    <style:style style:name="T41" style:family="text">
      <style:text-properties style:font-name="Times New Roman1" fo:font-size="12pt" officeooo:rsid="017b7cb5" fo:background-color="transparent" loext:char-shading-value="0" style:font-size-asian="12pt" style:font-name-complex="Times New Roman1" style:font-size-complex="12pt"/>
    </style:style>
    <style:style style:name="T42" style:family="text">
      <style:text-properties style:font-name="Times New Roman1" fo:font-size="12pt" officeooo:rsid="013dde97" fo:background-color="transparent" loext:char-shading-value="0" style:font-size-asian="12pt" style:font-name-complex="Times New Roman1" style:font-size-complex="12pt"/>
    </style:style>
    <style:style style:name="T43" style:family="text">
      <style:text-properties style:font-name="Times New Roman1" fo:font-size="12pt" officeooo:rsid="0149f137" fo:background-color="transparent" loext:char-shading-value="0" style:font-size-asian="12pt" style:font-name-complex="Times New Roman1" style:font-size-complex="12pt"/>
    </style:style>
    <style:style style:name="T44" style:family="text">
      <style:text-properties style:font-name="Times New Roman1" fo:font-size="12pt" officeooo:rsid="01dd75ec" fo:background-color="transparent" loext:char-shading-value="0" style:font-size-asian="12pt" style:font-name-complex="Times New Roman1" style:font-size-complex="12pt"/>
    </style:style>
    <style:style style:name="T45" style:family="text">
      <style:text-properties style:font-name="Times New Roman1" fo:font-size="12pt" officeooo:rsid="015981ed" fo:background-color="transparent" loext:char-shading-value="0" style:font-size-asian="12pt" style:font-name-complex="Times New Roman1" style:font-size-complex="12pt"/>
    </style:style>
    <style:style style:name="T46" style:family="text">
      <style:text-properties style:font-name="Times New Roman1" fo:font-size="12pt" officeooo:rsid="01c97b87" fo:background-color="transparent" loext:char-shading-value="0" style:font-size-asian="12pt" style:font-name-complex="Times New Roman1" style:font-size-complex="12pt"/>
    </style:style>
    <style:style style:name="T47" style:family="text">
      <style:text-properties style:font-name="Times New Roman1" fo:font-size="12pt" officeooo:rsid="01e28427" fo:background-color="transparent" loext:char-shading-value="0" style:font-size-asian="12pt" style:font-name-complex="Times New Roman1" style:font-size-complex="12pt"/>
    </style:style>
    <style:style style:name="T48" style:family="text">
      <style:text-properties style:font-name="Times New Roman1" fo:font-size="12pt" officeooo:rsid="014bd2b9" fo:background-color="transparent" loext:char-shading-value="0" style:font-size-asian="12pt" style:font-name-complex="Times New Roman1" style:font-size-complex="12pt"/>
    </style:style>
    <style:style style:name="T49" style:family="text">
      <style:text-properties style:font-name="Times New Roman1" fo:font-size="12pt" officeooo:rsid="015b8280" fo:background-color="transparent" loext:char-shading-value="0" style:font-size-asian="12pt" style:font-name-complex="Times New Roman1" style:font-size-complex="12pt"/>
    </style:style>
    <style:style style:name="T50" style:family="text">
      <style:text-properties style:font-name="Times New Roman1" fo:font-size="12pt" officeooo:rsid="015c8c2c" fo:background-color="transparent" loext:char-shading-value="0" style:font-size-asian="12pt" style:font-name-complex="Times New Roman1" style:font-size-complex="12pt"/>
    </style:style>
    <style:style style:name="T51" style:family="text">
      <style:text-properties style:font-name="Times New Roman1" fo:font-size="12pt" officeooo:rsid="01e8c738" fo:background-color="transparent" loext:char-shading-value="0" style:font-size-asian="12pt" style:font-name-complex="Times New Roman1" style:font-size-complex="12pt"/>
    </style:style>
    <style:style style:name="T52" style:family="text">
      <style:text-properties style:font-name="Times New Roman1" fo:font-size="12pt" officeooo:rsid="01ea73d9" fo:background-color="transparent" loext:char-shading-value="0" style:font-size-asian="12pt" style:font-name-complex="Times New Roman1" style:font-size-complex="12pt"/>
    </style:style>
    <style:style style:name="T53" style:family="text">
      <style:text-properties style:font-name="Times New Roman1" fo:font-size="12pt" officeooo:rsid="01f0d431" fo:background-color="transparent" loext:char-shading-value="0" style:font-size-asian="12pt" style:font-name-complex="Times New Roman1" style:font-size-complex="12pt"/>
    </style:style>
    <style:style style:name="T54" style:family="text">
      <style:text-properties style:font-name="Times New Roman1" fo:font-size="12pt" officeooo:rsid="0115987d" fo:background-color="transparent" loext:char-shading-value="0" style:font-size-asian="12pt" style:font-name-complex="Times New Roman1" style:font-size-complex="12pt"/>
    </style:style>
    <style:style style:name="T55" style:family="text">
      <style:text-properties style:font-name="Times New Roman1" fo:font-size="12pt" officeooo:rsid="01e6ec8e" fo:background-color="transparent" loext:char-shading-value="0" style:font-size-asian="12pt" style:font-name-complex="Times New Roman1" style:font-size-complex="12pt"/>
    </style:style>
    <style:style style:name="T56" style:family="text">
      <style:text-properties style:font-name="Times New Roman1" fo:font-size="12pt" fo:font-weight="bold" officeooo:rsid="018a2bb1" fo:background-color="#ffff00" loext:char-shading-value="0" style:font-size-asian="12pt" style:font-weight-asian="bold" style:font-name-complex="Times New Roman1" style:font-size-complex="12pt" style:font-weight-complex="bold"/>
    </style:style>
    <style:style style:name="T57" style:family="text">
      <style:text-properties style:font-name="Times New Roman1" fo:font-size="12pt" fo:font-weight="bold" officeooo:rsid="017b7cb5" fo:background-color="#ffff00" loext:char-shading-value="0" style:font-size-asian="12pt" style:font-weight-asian="bold" style:font-name-complex="Times New Roman1" style:font-size-complex="12pt" style:font-weight-complex="bold"/>
    </style:style>
    <style:style style:name="T58" style:family="text">
      <style:text-properties style:font-name="Times New Roman1" fo:font-size="12pt" fo:font-weight="bold" officeooo:rsid="01890611" fo:background-color="#ffff00" loext:char-shading-value="0" style:font-size-asian="12pt" style:font-weight-asian="bold" style:font-name-complex="Times New Roman1" style:font-size-complex="12pt" style:font-weight-complex="bold"/>
    </style:style>
    <style:style style:name="T59" style:family="text">
      <style:text-properties style:font-name="Times New Roman1" fo:font-size="12pt" fo:font-weight="bold" officeooo:rsid="01890611" fo:background-color="#fff200" loext:char-shading-value="0" style:font-size-asian="12pt" style:font-weight-asian="bold" style:font-name-complex="Times New Roman1" style:font-size-complex="12pt" style:font-weight-complex="bold"/>
    </style:style>
    <style:style style:name="T60" style:family="text">
      <style:text-properties style:font-name="Times New Roman1" fo:font-size="12pt" fo:font-weight="bold" officeooo:rsid="019c0c77" fo:background-color="#fff200" loext:char-shading-value="0" style:font-size-asian="12pt" style:font-weight-asian="bold" style:font-name-complex="Times New Roman1" style:font-size-complex="12pt" style:font-weight-complex="bold"/>
    </style:style>
    <style:style style:name="T61" style:family="text">
      <style:text-properties style:font-name="Times New Roman1" fo:font-size="12pt" fo:font-weight="bold" officeooo:rsid="01a0911a" fo:background-color="#fff200" loext:char-shading-value="0" style:font-size-asian="12pt" style:font-weight-asian="bold" style:font-name-complex="Times New Roman1" style:font-size-complex="12pt" style:font-weight-complex="bold"/>
    </style:style>
    <style:style style:name="T62" style:family="text">
      <style:text-properties style:font-name="Times New Roman1" fo:font-size="12pt" fo:font-weight="bold" fo:background-color="transparent" loext:char-shading-value="0" style:font-size-asian="12pt" style:font-weight-asian="bold" style:font-name-complex="Times New Roman1" style:font-size-complex="12pt" style:font-weight-complex="bold"/>
    </style:style>
    <style:style style:name="T63" style:family="text">
      <style:text-properties style:font-name="Times New Roman1" fo:font-size="12pt" fo:font-weight="bold" officeooo:rsid="01436afc" fo:background-color="transparent" loext:char-shading-value="0" style:font-size-asian="12pt" style:font-weight-asian="bold" style:font-name-complex="Times New Roman1" style:font-size-complex="12pt" style:font-weight-complex="bold"/>
    </style:style>
    <style:style style:name="T64" style:family="text">
      <style:text-properties style:font-name="Times New Roman1" fo:font-size="12pt" fo:font-weight="bold" officeooo:rsid="0196e4b8" fo:background-color="transparent" loext:char-shading-value="0" style:font-size-asian="12pt" style:font-weight-asian="bold" style:font-name-complex="Times New Roman1" style:font-size-complex="12pt" style:font-weight-complex="bold"/>
    </style:style>
    <style:style style:name="T65" style:family="text">
      <style:text-properties style:font-name="Times New Roman1" fo:font-size="12pt" fo:font-weight="bold" officeooo:rsid="015981ed" fo:background-color="transparent" loext:char-shading-value="0" style:font-size-asian="12pt" style:font-weight-asian="bold" style:font-name-complex="Times New Roman1" style:font-size-complex="12pt" style:font-weight-complex="bold"/>
    </style:style>
    <style:style style:name="T66" style:family="text">
      <style:text-properties style:font-name="Times New Roman1" fo:font-size="12pt" fo:font-weight="bold" officeooo:rsid="01e6ec8e" fo:background-color="transparent" loext:char-shading-value="0" style:font-size-asian="12pt" style:font-weight-asian="bold" style:font-name-complex="Times New Roman1" style:font-size-complex="12pt" style:font-weight-complex="bold"/>
    </style:style>
    <style:style style:name="T67" style:family="text">
      <style:text-properties style:font-name="Times New Roman1" fo:font-size="12pt" style:text-underline-style="solid" style:text-underline-width="auto" style:text-underline-color="font-color" officeooo:rsid="0127c2ca" fo:background-color="transparent" loext:char-shading-value="0" style:font-size-asian="12pt" style:font-name-complex="Times New Roman1" style:font-size-complex="12pt"/>
    </style:style>
    <style:style style:name="T68" style:family="text">
      <style:text-properties style:font-name="Times New Roman1" fo:font-size="12pt" style:text-underline-style="solid" style:text-underline-width="auto" style:text-underline-color="font-color" officeooo:rsid="0196e4b8" fo:background-color="transparent" loext:char-shading-value="0" style:font-size-asian="12pt" style:font-name-complex="Times New Roman1" style:font-size-complex="12pt"/>
    </style:style>
    <style:style style:name="T69" style:family="text">
      <style:text-properties style:font-name="Times New Roman1" fo:font-size="12pt" style:text-underline-style="solid" style:text-underline-width="auto" style:text-underline-color="font-color" officeooo:rsid="0198b663" fo:background-color="transparent" loext:char-shading-value="0" style:font-size-asian="12pt" style:font-name-complex="Times New Roman1" style:font-size-complex="12pt"/>
    </style:style>
    <style:style style:name="T70"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1" style:family="text">
      <style:text-properties style:font-name="Times New Roman1" fo:font-size="12pt" fo:font-style="normal" fo:font-weight="normal" officeooo:rsid="01a6685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2" style:family="text">
      <style:text-properties style:font-name="Times New Roman1" fo:font-size="12pt" fo:font-style="normal" fo:font-weight="normal" officeooo:rsid="01a8569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3" style:family="text">
      <style:text-properties style:font-name="Times New Roman1" fo:font-size="12pt" fo:font-style="normal" fo:font-weight="normal" officeooo:rsid="01a8fd2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4" style:family="text">
      <style:text-properties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75" style:family="text">
      <style:text-properties style:font-name="Times New Roman1" fo:font-size="12pt" fo:font-style="normal" fo:font-weight="bold" officeooo:rsid="01a474f7" fo:background-color="transparent" loext:char-shading-value="0" style:font-size-asian="12pt" style:font-style-asian="normal" style:font-weight-asian="bold" style:font-name-complex="Times New Roman1" style:font-size-complex="12pt" style:font-style-complex="normal" style:font-weight-complex="bold"/>
    </style:style>
    <style:style style:name="T76" style:family="text">
      <style:text-properties style:font-name="Times New Roman1" fo:font-size="12pt" fo:font-style="normal" fo:font-weight="bold" officeooo:rsid="01a6685a" fo:background-color="transparent" loext:char-shading-value="0" style:font-size-asian="12pt" style:font-style-asian="normal" style:font-weight-asian="bold" style:font-name-complex="Times New Roman1" style:font-size-complex="12pt" style:font-style-complex="normal" style:font-weight-complex="bold"/>
    </style:style>
    <style:style style:name="T77" style:family="text">
      <style:text-properties style:font-name="Times New Roman1" fo:font-size="12pt" fo:font-style="normal" fo:font-weight="bold" officeooo:rsid="01b9d451" fo:background-color="transparent" loext:char-shading-value="0" style:font-size-asian="12pt" style:font-style-asian="normal" style:font-weight-asian="bold" style:font-name-complex="Times New Roman1" style:font-size-complex="12pt" style:font-style-complex="normal" style:font-weight-complex="bold"/>
    </style:style>
    <style:style style:name="T78" style:family="text">
      <style:text-properties style:font-name="Times New Roman1" fo:font-size="12pt" fo:font-style="normal" fo:font-weight="bold" officeooo:rsid="01b9d451" fo:background-color="#ffff00" loext:char-shading-value="0" style:font-size-asian="12pt" style:font-style-asian="normal" style:font-weight-asian="bold" style:font-name-complex="Times New Roman1" style:font-size-complex="12pt" style:font-style-complex="normal" style:font-weight-complex="bold"/>
    </style:style>
    <style:style style:name="T79" style:family="text">
      <style:text-properties style:font-name="Times New Roman1" fo:font-size="12pt" fo:font-style="normal" fo:font-weight="bold" officeooo:rsid="01a85698" fo:background-color="#ffff00" loext:char-shading-value="0" style:font-size-asian="12pt" style:font-style-asian="normal" style:font-weight-asian="bold" style:font-name-complex="Times New Roman1" style:font-size-complex="12pt" style:font-style-complex="normal" style:font-weight-complex="bold"/>
    </style:style>
    <style:style style:name="T80" style:family="text">
      <style:text-properties style:font-name="Times New Roman1" fo:font-size="12pt" fo:font-weight="normal" fo:background-color="#ffff00" loext:char-shading-value="0" style:font-size-asian="12pt" style:font-weight-asian="normal" style:font-name-complex="Times New Roman1" style:font-size-complex="12pt" style:font-weight-complex="normal"/>
    </style:style>
    <style:style style:name="T81" style:family="text">
      <style:text-properties style:font-name="Times New Roman1" fo:font-size="12pt" fo:font-weight="normal" officeooo:rsid="018fb930" fo:background-color="#ffff00" loext:char-shading-value="0" style:font-size-asian="12pt" style:font-weight-asian="normal" style:font-name-complex="Times New Roman1" style:font-size-complex="12pt" style:font-weight-complex="normal"/>
    </style:style>
    <style:style style:name="T82" style:family="text">
      <style:text-properties style:font-name="Times New Roman1" fo:font-size="12pt" fo:font-weight="normal" officeooo:rsid="014bd2b9" fo:background-color="#ffff00" loext:char-shading-value="0" style:font-size-asian="12pt" style:font-weight-asian="normal" style:font-name-complex="Times New Roman1" style:font-size-complex="12pt" style:font-weight-complex="normal"/>
    </style:style>
    <style:style style:name="T83" style:family="text">
      <style:text-properties style:font-name="Times New Roman1" fo:font-size="12pt" fo:font-weight="normal" officeooo:rsid="01c84cef" fo:background-color="#ffff00" loext:char-shading-value="0" style:font-size-asian="12pt" style:font-weight-asian="normal" style:font-name-complex="Times New Roman1" style:font-size-complex="12pt" style:font-weight-complex="normal"/>
    </style:style>
    <style:style style:name="T84" style:family="text">
      <style:text-properties style:font-name="Times New Roman1" fo:font-size="12pt" fo:font-weight="normal" officeooo:rsid="01c5db56" fo:background-color="#ffff00" loext:char-shading-value="0" style:font-size-asian="12pt" style:font-weight-asian="normal" style:font-name-complex="Times New Roman1" style:font-size-complex="12pt" style:font-weight-complex="normal"/>
    </style:style>
    <style:style style:name="T85" style:family="text">
      <style:text-properties style:font-name="Times New Roman1" fo:font-size="12pt" fo:font-weight="normal" officeooo:rsid="01c97b87" fo:background-color="#ffff00" loext:char-shading-value="0" style:font-size-asian="12pt" style:font-weight-asian="normal" style:font-name-complex="Times New Roman1" style:font-size-complex="12pt" style:font-weight-complex="normal"/>
    </style:style>
    <style:style style:name="T86" style:family="text">
      <style:text-properties style:font-name="Times New Roman1" fo:font-size="12pt" fo:font-weight="normal" officeooo:rsid="015981ed" fo:background-color="#ffff00" loext:char-shading-value="0" style:font-size-asian="12pt" style:font-weight-asian="normal" style:font-name-complex="Times New Roman1" style:font-size-complex="12pt" style:font-weight-complex="normal"/>
    </style:style>
    <style:style style:name="T87"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88" style:family="text">
      <style:text-properties style:font-name="Times New Roman1" fo:font-size="12pt" fo:font-weight="normal" officeooo:rsid="015981ed" fo:background-color="transparent" loext:char-shading-value="0" style:font-size-asian="12pt" style:font-weight-asian="normal" style:font-name-complex="Times New Roman1" style:font-size-complex="12pt" style:font-weight-complex="normal"/>
    </style:style>
    <style:style style:name="T89" style:family="text">
      <style:text-properties style:font-name="Times New Roman1" fo:font-size="12pt" fo:font-weight="normal" officeooo:rsid="01d49281" fo:background-color="transparent" loext:char-shading-value="0" style:font-size-asian="12pt" style:font-weight-asian="normal" style:font-name-complex="Times New Roman1" style:font-size-complex="12pt" style:font-weight-complex="normal"/>
    </style:style>
    <style:style style:name="T90" style:family="text">
      <style:text-properties style:font-name="Times New Roman1" fo:font-size="12pt" fo:font-weight="normal" officeooo:rsid="01d4a95c" fo:background-color="transparent" loext:char-shading-value="0" style:font-size-asian="12pt" style:font-weight-asian="normal" style:font-name-complex="Times New Roman1" style:font-size-complex="12pt" style:font-weight-complex="normal"/>
    </style:style>
    <style:style style:name="T91" style:family="text">
      <style:text-properties style:font-name="Times New Roman1" fo:font-size="12pt" fo:font-weight="normal" officeooo:rsid="0115987d" fo:background-color="transparent" loext:char-shading-value="0" style:font-size-asian="12pt" style:font-weight-asian="normal" style:font-name-complex="Times New Roman1" style:font-size-complex="12pt" style:font-weight-complex="normal"/>
    </style:style>
    <style:style style:name="T92" style:family="text">
      <style:text-properties style:font-name="Times New Roman1" fo:font-size="12pt" fo:font-weight="normal" officeooo:rsid="01f1a830" fo:background-color="transparent" loext:char-shading-value="0" style:font-size-asian="12pt" style:font-weight-asian="normal" style:font-name-complex="Times New Roman1" style:font-size-complex="12pt" style:font-weight-complex="normal"/>
    </style:style>
    <style:style style:name="T93" style:family="text">
      <style:text-properties style:font-name="Times New Roman1" fo:font-size="12pt" fo:font-weight="normal" officeooo:rsid="01a85698" fo:background-color="transparent" loext:char-shading-value="0" style:font-size-asian="12pt" style:font-weight-asian="normal" style:font-name-complex="Times New Roman1" style:font-size-complex="12pt" style:font-weight-complex="normal"/>
    </style:style>
    <style:style style:name="T94" style:family="text">
      <style:text-properties style:font-name="Times New Roman1" fo:font-size="12pt" fo:font-weight="normal" officeooo:rsid="007bd1c8" fo:background-color="#fff200" loext:char-shading-value="0" style:font-size-asian="12pt" style:font-weight-asian="normal" style:font-name-complex="Times New Roman1" style:font-size-complex="12pt" style:font-weight-complex="normal"/>
    </style:style>
    <style:style style:name="T95"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96"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97" style:family="text">
      <style:text-properties style:font-name="Times New Roman1" fo:font-size="12pt" fo:font-weight="normal" officeooo:rsid="000281d2" style:font-size-asian="12pt" style:font-weight-asian="normal" style:font-name-complex="Times New Roman1" style:font-size-complex="12pt" style:font-weight-complex="normal"/>
    </style:style>
    <style:style style:name="T98" style:family="text">
      <style:text-properties style:font-name="Times New Roman1" fo:font-size="12pt" officeooo:rsid="01c5db56" fo:background-color="#ffff00" loext:char-shading-value="0" style:font-size-asian="12pt" style:font-name-complex="Times New Roman1" style:font-size-complex="12pt"/>
    </style:style>
    <style:style style:name="T99" style:family="text">
      <style:text-properties style:font-name="Times New Roman1" fo:font-size="12pt" officeooo:rsid="01c84cef" fo:background-color="#ffff00" loext:char-shading-value="0" style:font-size-asian="12pt" style:font-name-complex="Times New Roman1" style:font-size-complex="12pt"/>
    </style:style>
    <style:style style:name="T100" style:family="text">
      <style:text-properties style:font-name="Times New Roman1" fo:font-size="12pt" officeooo:rsid="015981ed" fo:background-color="#ffff00" loext:char-shading-value="0" style:font-size-asian="12pt" style:font-name-complex="Times New Roman1" style:font-size-complex="12pt"/>
    </style:style>
    <style:style style:name="T101" style:family="text">
      <style:text-properties style:font-name="Times New Roman1" fo:font-size="12pt" officeooo:rsid="01c77250" fo:background-color="#ffff00" loext:char-shading-value="0" style:font-size-asian="12pt" style:font-name-complex="Times New Roman1" style:font-size-complex="12pt"/>
    </style:style>
    <style:style style:name="T102" style:family="text">
      <style:text-properties style:font-name="Times New Roman1" fo:font-size="12pt" fo:font-style="italic" fo:font-weight="normal" officeooo:rsid="007bd1c8" fo:background-color="#fff200" loext:char-shading-value="0" style:font-size-asian="12pt" style:font-weight-asian="normal" style:font-name-complex="Times New Roman1" style:font-size-complex="12pt" style:font-weight-complex="normal"/>
    </style:style>
    <style:style style:name="T103"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name-complex="Times New Roman1" style:font-size-complex="12pt"/>
    </style:style>
    <style:style style:name="T104" style:family="text">
      <style:text-properties fo:font-variant="normal" fo:text-transform="none" style:text-position="0% 100%" style:font-name="Times New Roman1" fo:font-size="12pt" fo:font-style="normal" style:text-underline-style="none" fo:font-weight="normal" officeooo:rsid="01f1d2b8" fo:background-color="transparent" loext:char-shading-value="0" style:font-size-asian="12pt" style:font-name-complex="Times New Roman1" style:font-size-complex="12pt"/>
    </style:style>
    <style:style style:name="T105" style:family="text">
      <style:text-properties fo:font-variant="normal" fo:text-transform="none" style:text-position="0% 100%" style:font-name="Times New Roman1" fo:font-size="12pt" fo:font-style="normal" style:text-underline-style="none" fo:font-weight="normal" officeooo:rsid="01436afc" fo:background-color="transparent" loext:char-shading-value="0" style:font-size-asian="12pt" style:font-name-complex="Times New Roman1" style:font-size-complex="12pt"/>
    </style:style>
    <style:style style:name="T106" style:family="text">
      <style:text-properties fo:font-variant="normal" fo:text-transform="none" style:text-position="0% 100%" style:font-name="Times New Roman1" fo:font-size="12pt" fo:font-style="normal" style:text-underline-style="none" fo:font-weight="normal" officeooo:rsid="018a2bb1" fo:background-color="transparent" loext:char-shading-value="0" style:font-size-asian="12pt" style:font-name-complex="Times New Roman1" style:font-size-complex="12pt"/>
    </style:style>
    <style:style style:name="T107" style:family="text">
      <style:text-properties fo:font-variant="normal" fo:text-transform="none" style:text-position="0% 100%" style:font-name="Times New Roman1" fo:font-size="12pt" fo:font-style="normal" style:text-underline-style="none" fo:font-weight="normal" officeooo:rsid="007bd1c8" fo:background-color="#fff200" loext:char-shading-value="0" style:font-size-asian="12pt" style:font-weight-asian="normal" style:font-name-complex="Times New Roman1" style:font-size-complex="12pt" style:font-weight-complex="normal"/>
    </style:style>
    <style:style style:name="T108" style:family="text">
      <style:text-properties fo:font-variant="normal" fo:text-transform="none" style:text-position="0% 100%" fo:font-style="normal" style:text-underline-style="none" fo:font-weight="normal"/>
    </style:style>
    <style:style style:name="T109" style:family="text">
      <style:text-properties fo:font-size="12pt" style:font-size-asian="12pt" style:font-size-complex="11pt"/>
    </style:style>
    <style:style style:name="T110" style:family="text">
      <style:text-properties fo:font-size="12pt" fo:font-weight="bold" style:font-size-asian="12pt" style:font-weight-asian="bold" style:font-size-complex="11pt" style:font-weight-complex="bold"/>
    </style:style>
    <style:style style:name="T111" style:family="text">
      <style:text-properties fo:font-size="12pt" fo:font-weight="normal" style:font-size-asian="12pt" style:font-weight-asian="normal" style:font-size-complex="11pt" style:font-weight-complex="normal"/>
    </style:style>
    <style:style style:name="T112" style:family="text">
      <style:text-properties style:use-window-font-color="true"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3" style:family="text">
      <style:text-properties style:use-window-font-color="true" style:font-name="Times New Roman1" fo:font-size="12pt" fo:font-style="normal" fo:font-weight="normal" officeooo:rsid="01ac45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4" style:family="text">
      <style:text-properties style:use-window-font-color="true" style:font-name="Times New Roman1" fo:font-size="12pt" fo:font-style="normal" fo:font-weight="normal" officeooo:rsid="01acef4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5" style:family="text">
      <style:text-properties style:use-window-font-color="true" style:font-name="Times New Roman1" fo:font-size="12pt" fo:font-style="normal" fo:font-weight="normal" officeooo:rsid="01d8f97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6" style:family="text">
      <style:text-properties style:use-window-font-color="true" style:font-name="Times New Roman1" fo:font-size="12pt" fo:font-style="normal" fo:font-weight="normal" officeooo:rsid="01d809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7" style:family="text">
      <style:text-properties style:use-window-font-color="true"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8" style:family="text">
      <style:text-properties style:use-window-font-color="true" style:font-name="Times New Roman1" fo:font-size="12pt" fo:font-style="normal" fo:font-weight="normal" officeooo:rsid="0118a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use-window-font-color="true" style:font-name="Times New Roman1" fo:font-size="12pt" fo:font-style="normal" fo:font-weight="normal" officeooo:rsid="01d344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use-window-font-color="true" style:font-name="Times New Roman1" fo:font-size="12pt" fo:font-style="normal" fo:font-weight="normal" officeooo:rsid="01912f2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use-window-font-color="true" style:font-name="Times New Roman1" fo:font-size="12pt" fo:font-style="normal" fo:font-weight="normal" officeooo:rsid="0113295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use-window-font-color="true" style:font-name="Times New Roman1" fo:font-size="12pt" fo:font-style="normal" fo:font-weight="normal" officeooo:rsid="013d614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use-window-font-color="true" style:font-name="Times New Roman1" fo:font-size="12pt" fo:font-style="normal" fo:font-weight="normal" officeooo:rsid="018bc8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use-window-font-color="true" style:font-name="Times New Roman1" fo:font-size="12pt" fo:font-style="normal" fo:font-weight="normal" officeooo:rsid="0115987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use-window-font-color="true" style:font-name="Times New Roman1" fo:font-size="12pt" fo:font-style="normal" fo:font-weight="normal" officeooo:rsid="0116e3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use-window-font-color="true" style:font-name="Times New Roman1" fo:font-size="12pt" fo:font-style="normal" fo:font-weight="normal" officeooo:rsid="01a91b7f" fo:background-color="#ffffff"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use-window-font-color="true" style:font-name="Times New Roman1" fo:font-size="12pt" fo:font-style="normal" fo:font-weight="normal" officeooo:rsid="016ab60f" fo:background-color="#ffffff"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use-window-font-color="true" style:font-name="Times New Roman1" fo:font-size="12pt" fo:font-weight="normal" officeooo:rsid="016ab60f" fo:background-color="#ffffff" loext:char-shading-value="0" style:font-size-asian="12pt" style:font-weight-asian="normal" style:font-name-complex="Times New Roman1" style:font-size-complex="12pt" style:font-weight-complex="normal"/>
    </style:style>
    <style:style style:name="T129" style:family="text">
      <style:text-properties style:use-window-font-color="true" style:font-name="Times New Roman1" fo:font-size="12pt" fo:font-weight="normal" officeooo:rsid="00f250db" fo:background-color="#ffffff" loext:char-shading-value="0" style:font-size-asian="12pt" style:font-weight-asian="normal" style:font-name-complex="Times New Roman1" style:font-size-complex="12pt" style:font-weight-complex="normal"/>
    </style:style>
    <style:style style:name="T130" style:family="text">
      <style:text-properties style:use-window-font-color="true" style:font-name="Times New Roman1" fo:font-size="12pt" fo:font-weight="normal" officeooo:rsid="01cb6052" fo:background-color="#ffffff" loext:char-shading-value="0" style:font-size-asian="12pt" style:font-weight-asian="normal" style:font-name-complex="Times New Roman1" style:font-size-complex="12pt" style:font-weight-complex="normal"/>
    </style:style>
    <style:style style:name="T131" style:family="text">
      <style:text-properties style:use-window-font-color="true" style:font-name="Times New Roman1" fo:font-size="12pt" fo:font-weight="normal" officeooo:rsid="01cc3a72" fo:background-color="#ffffff" loext:char-shading-value="0" style:font-size-asian="12pt" style:font-weight-asian="normal" style:font-name-complex="Times New Roman1" style:font-size-complex="12pt" style:font-weight-complex="normal"/>
    </style:style>
    <style:style style:name="T132" style:family="text">
      <style:text-properties style:use-window-font-color="true" style:font-name="Times New Roman1" fo:font-size="12pt" fo:font-weight="bold" officeooo:rsid="016ab60f" fo:background-color="#ffffff" loext:char-shading-value="0" style:font-size-asian="12pt" style:font-weight-asian="bold" style:font-name-complex="Times New Roman1" style:font-size-complex="12pt" style:font-weight-complex="bold"/>
    </style:style>
    <style:style style:name="T133"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134" style:family="text">
      <style:text-properties style:use-window-font-color="true" style:font-name="Times New Roman1" fo:language="en" fo:country="GB" fo:font-weight="bold" style:font-weight-asian="bold" style:font-name-complex="Times New Roman1" style:font-weight-complex="bold"/>
    </style:style>
    <style:style style:name="T135"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136" style:family="text">
      <style:text-properties style:use-window-font-color="true" style:font-name="Times New Roman1" fo:language="en" fo:country="GB" style:font-name-complex="Times New Roman1"/>
    </style:style>
    <style:style style:name="T137" style:family="text">
      <style:text-properties style:use-window-font-color="true" style:font-name="Times New Roman1" fo:language="en" fo:country="GB" fo:font-style="italic" style:font-style-asian="italic" style:font-name-complex="Times New Roman1" style:font-style-complex="italic"/>
    </style:style>
    <style:style style:name="T138" style:family="text">
      <style:text-properties style:use-window-font-color="true" officeooo:rsid="01a91b7f" fo:background-color="#ffffff" loext:char-shading-value="0"/>
    </style:style>
    <style:style style:name="T139" style:family="text">
      <style:text-properties style:use-window-font-color="true" officeooo:rsid="01ac455b" fo:background-color="#ffffff" loext:char-shading-value="0"/>
    </style:style>
    <style:style style:name="T140" style:family="text">
      <style:text-properties style:use-window-font-color="true" style:text-position="super 58%" style:font-name="Times New Roman1" fo:language="en" fo:country="GB" style:font-name-complex="Times New Roman1"/>
    </style:style>
    <style:style style:name="T141"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142" style:family="text">
      <style:text-properties style:use-window-font-color="true" fo:font-style="normal" fo:font-weight="normal" officeooo:rsid="04812518" fo:background-color="#fff200" loext:char-shading-value="0" style:font-style-asian="normal" style:font-weight-asian="normal" style:font-style-complex="normal" style:font-weight-complex="normal"/>
    </style:style>
    <style:style style:name="T143" style:family="text">
      <style:text-properties fo:font-style="normal" officeooo:rsid="014fb730" fo:background-color="#ffffff" loext:char-shading-value="0" style:font-style-asian="normal" style:font-style-complex="normal"/>
    </style:style>
    <style:style style:name="T144" style:family="text">
      <style:text-properties fo:font-style="normal" officeooo:rsid="00042a9f" fo:background-color="#ffffff" loext:char-shading-value="0" style:font-style-asian="normal" style:font-style-complex="normal"/>
    </style:style>
    <style:style style:name="T145" style:family="text">
      <style:text-properties fo:font-style="normal" fo:font-weight="normal" officeooo:rsid="0045e97b" fo:background-color="#81d41a" loext:char-shading-value="0" style:font-style-asian="normal" style:font-weight-asian="normal" style:font-style-complex="normal" style:font-weight-complex="normal"/>
    </style:style>
    <style:style style:name="T146" style:family="text">
      <style:text-properties fo:font-style="normal" fo:font-weight="normal" officeooo:rsid="0045e97b" fo:background-color="#fff200" loext:char-shading-value="0" style:font-style-asian="normal" style:font-weight-asian="normal" style:font-style-complex="normal" style:font-weight-complex="normal"/>
    </style:style>
    <style:style style:name="T147" style:family="text">
      <style:text-properties fo:font-style="normal" fo:font-weight="normal" officeooo:rsid="0af02dad" fo:background-color="#fff200" loext:char-shading-value="0" style:font-style-asian="normal" style:font-weight-asian="normal" style:font-style-complex="normal" style:font-weight-complex="normal"/>
    </style:style>
    <style:style style:name="T148" style:family="text">
      <style:text-properties fo:font-style="normal" fo:font-weight="normal" officeooo:rsid="06286ab5" fo:background-color="#fff200" loext:char-shading-value="0" style:font-style-asian="normal" style:font-weight-asian="normal" style:font-style-complex="normal" style:font-weight-complex="normal"/>
    </style:style>
    <style:style style:name="T149" style:family="text">
      <style:text-properties fo:font-style="normal" fo:font-weight="normal" officeooo:rsid="0957c907" fo:background-color="#fff200" loext:char-shading-value="0" style:font-style-asian="normal" style:font-weight-asian="normal" style:font-style-complex="normal" style:font-weight-complex="normal"/>
    </style:style>
    <style:style style:name="T150" style:family="text">
      <style:text-properties fo:font-style="normal" fo:font-weight="normal" officeooo:rsid="0af9948e" fo:background-color="#fff200" loext:char-shading-value="0" style:font-style-asian="normal" style:font-weight-asian="normal" style:font-style-complex="normal" style:font-weight-complex="normal"/>
    </style:style>
    <style:style style:name="T151" style:family="text">
      <style:text-properties fo:font-style="normal" fo:font-weight="normal" officeooo:rsid="05104ac7" fo:background-color="#fff200" loext:char-shading-value="0" style:font-style-asian="normal" style:font-weight-asian="normal" style:font-style-complex="normal" style:font-weight-complex="normal"/>
    </style:style>
    <style:style style:name="T152" style:family="text">
      <style:text-properties fo:font-style="normal" fo:font-weight="normal" officeooo:rsid="0ad965c0" fo:background-color="#fff200" loext:char-shading-value="0" style:font-style-asian="normal" style:font-weight-asian="normal" style:font-style-complex="normal" style:font-weight-complex="normal"/>
    </style:style>
    <style:style style:name="T153" style:family="text">
      <style:text-properties fo:font-style="normal" fo:font-weight="normal" officeooo:rsid="0a3fad02" fo:background-color="#fff200" loext:char-shading-value="0" style:font-style-asian="normal" style:font-weight-asian="normal" style:font-style-complex="normal" style:font-weight-complex="normal"/>
    </style:style>
    <style:style style:name="T154" style:family="text">
      <style:text-properties fo:font-style="normal" fo:font-weight="normal" officeooo:rsid="061a45c1" fo:background-color="#fff200" loext:char-shading-value="0" style:font-style-asian="normal" style:font-weight-asian="normal" style:font-style-complex="normal" style:font-weight-complex="normal"/>
    </style:style>
    <style:style style:name="T155" style:family="text">
      <style:text-properties fo:font-style="normal" fo:font-weight="normal" officeooo:rsid="0ac445d6" fo:background-color="#fff200" loext:char-shading-value="0" style:font-style-asian="normal" style:font-weight-asian="normal" style:font-style-complex="normal" style:font-weight-complex="normal"/>
    </style:style>
    <style:style style:name="T156" style:family="text">
      <style:text-properties fo:font-style="normal" fo:font-weight="normal" officeooo:rsid="0934698e" fo:background-color="#fff200" loext:char-shading-value="0" style:font-style-asian="normal" style:font-weight-asian="normal" style:font-style-complex="normal" style:font-weight-complex="normal"/>
    </style:style>
    <style:style style:name="T157" style:family="text">
      <style:text-properties fo:font-style="normal" fo:font-weight="normal" officeooo:rsid="0957c907" fo:background-color="transparent" loext:char-shading-value="0" style:font-style-asian="normal" style:font-weight-asian="normal" style:font-style-complex="normal" style:font-weight-complex="normal"/>
    </style:style>
    <style:style style:name="T158" style:family="text">
      <style:text-properties officeooo:rsid="00059d80"/>
    </style:style>
    <style:style style:name="T159" style:family="text">
      <style:text-properties fo:language="en" fo:country="US" style:letter-kerning="false" style:font-name-asian="DejaVu Sans" style:language-asian="en" style:country-asian="US" style:font-name-complex="DejaVu Sans" style:language-complex="en" style:country-complex="US"/>
    </style:style>
    <style:style style:name="T160" style:family="text">
      <style:text-properties fo:font-size="10pt" fo:language="en" fo:country="GB" style:letter-kerning="false" style:font-name-asian="DejaVu Sans" style:font-size-asian="10pt" style:language-asian="en" style:country-asian="US" style:font-name-complex="DejaVu Sans" style:language-complex="en" style:country-complex="US"/>
    </style:style>
    <style:style style:name="T161" style:family="text">
      <style:text-properties fo:font-size="10pt" fo:language="en" fo:country="GB" fo:font-style="italic" style:letter-kerning="false" style:font-name-asian="DejaVu Sans" style:font-size-asian="10pt" style:language-asian="en" style:country-asian="US" style:font-style-asian="italic" style:font-name-complex="DejaVu Sans" style:language-complex="en" style:country-complex="US"/>
    </style:style>
    <style:style style:name="T162" style:family="text">
      <style:text-properties fo:font-size="10pt" fo:language="en" fo:country="GB" fo:font-weight="bold" style:letter-kerning="false" style:font-name-asian="DejaVu Sans" style:font-size-asian="10pt" style:language-asian="en" style:country-asian="US" style:font-weight-asian="bold" style:font-name-complex="DejaVu Sans" style:language-complex="en" style:country-complex="US"/>
    </style:style>
    <style:style style:name="T163" style:family="text">
      <style:text-properties fo:font-size="10pt" fo:language="en" fo:country="US" style:letter-kerning="false" style:font-name-asian="DejaVu Sans" style:font-size-asian="10pt" style:language-asian="en" style:country-asian="US" style:font-name-complex="DejaVu Sans" style:language-complex="en" style:country-complex="US"/>
    </style:style>
    <style:style style:name="T164" style:family="text">
      <style:text-properties fo:font-size="10pt" fo:language="en" fo:country="US" fo:font-style="italic" style:letter-kerning="false" style:font-name-asian="DejaVu Sans" style:font-size-asian="10pt" style:language-asian="en" style:country-asian="US" style:font-style-asian="italic" style:font-name-complex="DejaVu Sans" style:language-complex="en" style:country-complex="US"/>
    </style:style>
    <style:style style:name="T165" style:family="text">
      <style:text-properties fo:font-size="10pt" fo:language="en" fo:country="US" fo:font-weight="bold" style:letter-kerning="false" style:font-name-asian="DejaVu Sans" style:font-size-asian="10pt" style:language-asian="en" style:country-asian="US" style:font-weight-asian="bold" style:font-name-complex="DejaVu Sans" style:language-complex="en" style:country-complex="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text:span text:style-name="T1">[ MII </text:span><text:span text:style-name="T2">]___________________________________________________________________________________________________________________________________________________________</text:span></text:p>
      <text:p text:style-name="P8"/>
      <text:p text:style-name="P9"><text:span text:style-name="T1">[ MII ]</text:span><text:span text:style-name="T3"> </text:span><text:span text:style-name="T19">Generalist herbivores in the tropical food webs. Why tropical forest is still green?</text:span></text:p>
      <text:p text:style-name="P12"/>
      <text:p text:style-name="P28"><text:span text:style-name="T20">Szefer, Kenneth Molem, Austin Sau, Martina </text:span><office:annotation office:name="__Annotation__1814_5983861901"><dc:creator>Vojtech Novotny</dc:creator><dc:date>2020-11-13T22:03:00</dc:date><loext:sender-initials>VN</loext:sender-initials><text:p><text:span text:style-name="T159">I think we should include Martina on one paper – we do not deal with fungicides but that is because of her analyses…</text:span></text:p></office:annotation><text:span text:style-name="T20">Vasutova</text:span><office:annotation-end office:name="__Annotation__1814_5983861901"/><text:span text:style-name="T20">, </text:span><office:annotation office:name="__Annotation__1819_5983861901"><dc:creator>Vojtech Novotny</dc:creator><dc:date>2020-11-13T22:04:00</dc:date><loext:sender-initials>VN</loext:sender-initials><text:p><text:span text:style-name="T159">anybody else to suggest?</text:span></text:p></office:annotation><text:span text:style-name="T20">… </text:span><office:annotation-end office:name="__Annotation__1819_5983861901"/><text:span text:style-name="T20">&amp; Vojtech Novotny</text:span></text:p>
      <text:p text:style-name="P20"/>
      <text:p text:style-name="P14"><text:span text:style-name="T4">[ MII ]</text:span><text:span text:style-name="T5"> </text:span>Abstract<text:span text:style-name="T158">\</text:span></text:p>
      <text:p text:style-name="P14"/>
      <text:p text:style-name="P7">Notes:</text:p>
      <text:p text:style-name="P7"/>
      <text:p text:style-name="P15"><text:span text:style-name="T145">[MS 2]</text:span><text:span text:style-name="T146"> </text:span><text:span text:style-name="T147">In addition to reduction by predators </text:span><text:span text:style-name="T148">It has </text:span><text:span text:style-name="T149">previously</text:span><text:span text:style-name="T148"> been shown that herbivo</text:span><text:span text:style-name="T150">r</text:span><text:span text:style-name="T148">ous communities are not saturated with species</text:span><text:span text:style-name="T142"> </text:span><text:reference-mark-start text:name="ZOTERO_ITEM CSL_CITATION {&quot;citationID&quot;:&quot;nhZn1Qdb&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2sIx0o6iZC"/><text:span text:style-name="T142">(Novotny et al., 2012)</text:span><text:reference-mark-end text:name="ZOTERO_ITEM CSL_CITATION {&quot;citationID&quot;:&quot;nhZn1Qdb&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2sIx0o6iZC"/><text:span text:style-name="T151">.</text:span><text:span text:style-name="T152"> </text:span><text:span text:style-name="T153">S</text:span><text:span text:style-name="T154">trong correlation between plant biomass change and arthropod </text:span><text:span text:style-name="T155">population size</text:span><text:span text:style-name="T154"> </text:span><text:span text:style-name="T156">in our results</text:span><text:span text:style-name="T154"> </text:span><text:span text:style-name="T153">suggests</text:span><text:span text:style-name="T154"> </text:span><text:span text:style-name="T153">that </text:span><text:span text:style-name="T149">the same might be </text:span><text:span text:style-name="T153">also</text:span><text:span text:style-name="T149"> the case for </text:span><text:span text:style-name="T152">the </text:span><text:span text:style-name="T149">abundance, </text:span><text:span text:style-name="T150">which is strongly correlated with diversity (ref)</text:span><text:span text:style-name="T149">.</text:span><text:span text:style-name="T157"> </text:span></text:p>
      <text:p text:style-name="P14"/>
      <text:p text:style-name="P16">We <text:span text:style-name="T23">s</text:span>uppressed arthropods with insecticides. To further explore how herbivores were limited by their resources, i.e. whether their niches were tightly partitioned and the community saturated, we introduced locally common generalist invertebrate herbivore into our system. Even more surprisingly we found that <text:span text:style-name="T1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24">W</text:span>e know that w125 caused degeneration of plant community composition, but what about herbivores)? There was no evidence for herbivore diet breadth to be a factor... plant community</text:p>
      <text:p text:style-name="P16">/</text:p>
      <text:p text:style-name="P16"><text:tab/></text:p>
      <text:p text:style-name="P17"/>
      <text:p text:style-name="P17"><text:span text:style-name="T1">[ MII ]</text:span><text:span text:style-name="T3"> </text:span>Even more surprisingly we found that <text:span text:style-name="T1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24">W</text:span>e know that w125 caused degeneration of plant community composition, but what about herbivores)? There was no evidence for herbivore diet breadth to be a factor... plant community<text:span text:style-name="T19">.</text:span></text:p>
      <text:p text:style-name="P13"/>
      <text:p text:style-name="P10"><text:span text:style-name="T1">[ MII ]</text:span><text:span text:style-name="T3"> </text:span><text:span text:style-name="T19">Key words:</text:span></text:p>
      <text:p text:style-name="P29"/>
      <text:p text:style-name="P43"/>
      <text:p text:style-name="P30"><text:soft-page-break/><text:span text:style-name="T6">[VN]</text:span><text:span text:style-name="T25"> </text:span><text:span text:style-name="T26">The succession theory postulates that herbivore communities are limited by dispersal to unpredictable and ephemeral resources, rather than competition (ref). This is particularly true for initial succession stages dominated by herbaceous, often annual plants, with herbivores characterized by broad host ranges, high dispersal ability and short generation times (</text:span><office:annotation office:name="__Annotation__1992_1613304464"><dc:creator>Vojtech Novotny</dc:creator><dc:date>2020-11-14T12:18:00</dc:date><loext:sender-initials>VN</loext:sender-initials><text:p><text:span text:style-name="T163">Novotný, V. (1994) Association of polyphagy in leafhoppers (Auchenorrhyncha, <text:s/>Hemiptera) with unpredictable environments. </text:span><text:span text:style-name="T164">Oikos</text:span><text:span text:style-name="T163"> </text:span><text:span text:style-name="T165">70</text:span><text:span text:style-name="T163">, 223‑232.</text:span></text:p><text:p><text:span text:style-name="T163">Novotný, V. (1994) Relation between temporal persistence of host plants and wing length in leafhoppers (Auchenorrhyncha, Hemiptera). </text:span><text:span text:style-name="T164">Ecological Entomology</text:span><text:span text:style-name="T163"> </text:span><text:span text:style-name="T165">19</text:span><text:span text:style-name="T163">, 168‑176.</text:span></text:p><text:p><text:span text:style-name="T163">1995</text:span></text:p><text:p><text:span text:style-name="T163">Novotný, V. (1995) Relationships between life histories of leafhoppers (Auchenorrhyncha, Hemiptera) and their host plants (Juncaceae, Cyperaceae, Poaceae). </text:span><text:span text:style-name="T164">Oikos</text:span><text:span text:style-name="T163"> </text:span><text:span text:style-name="T165">73</text:span><text:span text:style-name="T163">, 33‑42. </text:span></text:p><text:p/></office:annotation><text:span text:style-name="T26">Novotny </text:span><office:annotation-end office:name="__Annotation__1992_1613304464"/><text:span text:style-name="T26">1994, 1995). The secondary rainforest vegetation represents a more permanent resource relative to the generation times of insect herbivores (</text:span><office:annotation office:name="__Annotation__1998_1613304464"><dc:creator>Vojtech Novotny</dc:creator><dc:date>2020-11-14T12:19:00</dc:date><loext:sender-initials>VN</loext:sender-initials><text:p><text:span text:style-name="T160">Leps, J., Novotny, V. &amp; Basset, Y. (2001) Habitat and successional status of plants in relation to the communities of their leaf-chewing herbivores in Papua New Guinea. </text:span><text:span text:style-name="T161">Journal of Ecology</text:span><text:span text:style-name="T160"> </text:span><text:span text:style-name="T162">89</text:span><text:span text:style-name="T160">, 186-199. </text:span></text:p><text:p/></office:annotation><text:span text:style-name="T26">Leps </text:span><office:annotation-end office:name="__Annotation__1998_1613304464"/><text:span text:style-name="T26">et al. 2001). This higher apparency (sensu Herms &amp; Mattson 1992) opens thus opportunities for competition that however have not been examined in tropical herbivores. <text:s text:c="2"/></text:span></text:p>
      <text:p text:style-name="P30"/>
      <text:p text:style-name="P22"><text:span text:style-name="T7">[ MII ]</text:span><text:span text:style-name="T8"> </text:span><text:span text:style-name="T28">We </text:span><text:span text:style-name="T29">established</text:span><text:span text:style-name="T28"> previously, that there was a low impact of predatory herbivores on early successional vegatation. The question remains though, why herbivores are not eating up all the available vegatation? </text:span><text:span text:style-name="T30">Insects are one of the main mortality agents affecting development of seedlings in a density independent manner (based on dominance rather than on …) . Increased invertebrate herbivory towards the tropics is not clear </text:span><text:reference-mark-start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103">(del</text:span><text:span text:style-name="T104">‐Val &amp; Armesto, 2010)</text:span><text:reference-mark-end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31">. However for the whole communities (i.e. biomass of community as a whole) trophic cascades mediated by invertebrate herbivores are not well studied in the tropical forest especially during secondary succession. </text:span></text:p>
      <text:p text:style-name="P43"/>
      <text:p text:style-name="P44"><text:span text:style-name="T20">Interestingly, we still </text:span><text:span text:style-name="T21">do not know whether tropical insect herbivore communities partition niches tightly, or is there a room for some more species</text:span><text:span text:style-name="T20">. If yes, then we could conclude that they are limited… Possible effect of generalists on food web structure was hypothesized but never tested.</text:span></text:p>
      <text:p text:style-name="P43"/>
      <text:p text:style-name="P32"/>
      <text:p text:style-name="P11"/>
      <text:p text:style-name="P47"><text:span text:style-name="T14">[VN]</text:span><text:span text:style-name="T109"> I would propose standard not very innovative hypotheses – going with the </text:span><text:span text:style-name="T110">standard top-down control by vertebrate predators decreases abundance of herbivores, and also (due to competition) abundance of IP predators</text:span><text:span text:style-name="T109">. The more interesting question is the </text:span><text:span text:style-name="T110">effect on diversity of herbivores (and IP predators):</text:span><text:span text:style-name="T109"> </text:span></text:p>
      <text:p text:style-name="P47"><text:span text:style-name="T109">A) </text:span><text:span text:style-name="T110">decreased abundance of herbivores leads to decreased species richness (diversity-abundance relationship),</text:span><text:span text:style-name="T109"> </text:span></text:p>
      <text:p text:style-name="P47"><text:span text:style-name="T109">B) predators focus on </text:span><text:span text:style-name="T110">more common herbivores </text:span><text:span text:style-name="T111">and</text:span><text:span text:style-name="T110"> absolute increase herbivore diversity by J-C effect</text:span><text:span text:style-name="T109"> (assuming there is competition in herbivore communities so that decline in dominant species frees space for additional species), or </text:span></text:p>
      <text:p text:style-name="P47"><text:span text:style-name="T109">C) </text:span><text:span text:style-name="T110">no additional species, but lower abundance</text:span><text:span text:style-name="T109"> especially of common herbivore species means an increase in diversity indices (also IP predators)</text:span></text:p>
      <text:p text:style-name="P45"/>
      <text:p text:style-name="P47"><text:span text:style-name="T14">[VN]</text:span><text:span text:style-name="T109"> Alternately it i</text:span><text:span text:style-name="T110">s possible to postulate that no effect of predators on herbivores is expected</text:span><text:span text:style-name="T109">, because herbivores </text:span><text:span text:style-name="T110">compensate for predation</text:span><text:span text:style-name="T109"> (either by local breeding or immigration) – this however assumes some degree of competition by herbivores (otherwise the high local breeding or immigration would happen even without mortality due to predation). The same for IP predators.</text:span></text:p>
      <text:p text:style-name="P45"/>
      <text:p text:style-name="P47"><text:span text:style-name="T14">[VN]</text:span><text:span text:style-name="T109"> We also need </text:span><text:span text:style-name="T110">hypotheses for adding generalist herbivores</text:span><text:span text:style-name="T109"> – there they are expected to reduce other herbivores either by direct competition or via </text:span><text:span text:style-name="T110">decline in food quality</text:span><text:span text:style-name="T109"> since the </text:span><text:span text:style-name="T110">plants suffering higher herbivory will invest more in induced defenses</text:span><text:span text:style-name="T109">; the lack of effect would indicate lack of competition or compensation (by higher growth) by plants. The effect on herbivore diversity – </text:span><text:span text:style-name="T110">decrease in species diversity connected with decrease in abundance of herbivores</text:span><text:span text:style-name="T109">. Here unlike with predators that may </text:span><text:span text:style-name="T110">disproportionately focus on common prey</text:span><text:span text:style-name="T109"> the effects of generalist herbivore on others is not supposed to be density-dependent; instead it may be higher/lower on certain plant species as </text:span><text:span text:style-name="T110">Oribius is not perfectly generalist.</text:span></text:p>
      <text:p text:style-name="P34"/>
      <text:p text:style-name="P23"><text:soft-page-break/>This vegetation often suffers high rates of herbivory, but it was though that they were compensated by rapid growth in resource-rich environment (ref). Our study has shown that herbivores, but not their predators, did impact the species richness and composition of successional vegetation (Szefer et al. 2020). Here we examine the impact of predators on herbivore communities and the mechanisms that lead to the lack of their effects on the vegetation.</text:p>
      <text:p text:style-name="P11"/>
      <text:p text:style-name="P3"><text:span text:style-name="T7">[ MII ]</text:span><text:span text:style-name="T9"> </text:span><text:span text:style-name="T56">[</text:span><text:span text:style-name="T57">P</text:span><text:span text:style-name="T58">revious</text:span><text:span text:style-name="T59"> studies of herbivorous insects on plants in Papua New Guinea suggested strong bottom-up effect of </text:span><text:span text:style-name="T60">host-</text:span><text:span text:style-name="T59">plant </text:span><text:span text:style-name="T60">identity on herbivore community composition, but not on abundance</text:span><text:span text:style-name="T61">]</text:span><text:span text:style-name="T32">. </text:span><text:span text:style-name="T33">In case of community composition h</text:span><text:span text:style-name="T34">erbivorous insects were previously found to respond to their host plants </text:span><text:span text:style-name="T35">phylogeny </text:span><text:reference-mark-start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105">(Lep</text:span><text:span text:style-name="T106">š, Novotný, &amp; Basset, 2001; Segar et al., 2017; Weiblen, Webb, Novotny, Basset, &amp; Miller, 2006)</text:span><text:reference-mark-end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34">, but their abundance </text:span><text:span text:style-name="T35">was</text:span><text:span text:style-name="T34"> predominantly related to the food </text:span><text:span text:style-name="T63">quantity</text:span><text:span text:style-name="T34"> and </text:span><text:span text:style-name="T63">not</text:span><text:span text:style-name="T34"> </text:span><text:span text:style-name="T63">quality</text:span><text:span text:style-name="T36"> </text:span><text:reference-mark-start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36">(Whitfeld et al., 2012)</text:span><text:reference-mark-end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36">. </text:span><text:span text:style-name="T35">However, h</text:span><text:span text:style-name="T37">ost phylogeny predicts </text:span><text:span text:style-name="T35">composition of </text:span><text:span text:style-name="T37">some groups, like caterpillars better, than </text:span><text:span text:style-name="T35">others </text:span><text:span text:style-name="T37">e.g beetles or orthopteroids</text:span><text:span text:style-name="T38"> </text:span><text:reference-mark-start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39">(Weiblen et al., 2006)</text:span><text:reference-mark-end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36">. </text:span><text:span text:style-name="T64">Simple mass action</text:span><text:span text:style-name="T40">. It</text:span><text:span text:style-name="T67"> was </text:span><text:span text:style-name="T68">previously </text:span><text:span text:style-name="T67">suggested that trophic cascades might be responsible for variation in herbivore abundance on plants and it could weaken relationships between plant traits and instantaneous </text:span><text:span text:style-name="T69">measures</text:span><text:span text:style-name="T67"> of herbivore abundance </text:span><text:reference-mark-start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67">(Whitfeld et al., 2012)</text:span><text:reference-mark-end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41">. </text:span><text:span text:style-name="T32">Correlations between trophic guilds can suggest ecological processes shaping them. </text:span><text:reference-mark-start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36">(Mottl et al., 2020)</text:span><text:reference-mark-end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42"> found no indication of inter-guild competition in leaf-chewing </text:span><text:span text:style-name="T43">vs leaf-mining herbivores</text:span><text:span text:style-name="T42">, </text:span><text:span text:style-name="T43">and spiders and ants. </text:span><text:span text:style-name="T33">N</text:span><text:span text:style-name="T36">o effect of predators and predominantly amount, found evidence for bottom-up limitation of arthropod abundance and less by predators and competition. </text:span><text:span text:style-name="T70">How these correlations might be understood in the light of top down cascades? What about IAPs? </text:span><text:span text:style-name="T75">Would increase in one guild trigger correlations? </text:span><text:span text:style-name="T76">What would I predict for increased generalist herbivore abundance?: </text:span><text:span text:style-name="T71">First of all, there might be disturbed correlation structure. </text:span></text:p>
      <text:p text:style-name="P1"/>
      <text:p text:style-name="P3"><text:span text:style-name="T7">[ MII ]</text:span><text:span text:style-name="T77"> </text:span><text:span text:style-name="T78">[Emerging pattern of</text:span><text:span text:style-name="T79"> low inter-guild competition, and no top-down effects.</text:span><text:span text:style-name="T78">]</text:span><text:span text:style-name="T72"> What </text:span><text:span text:style-name="T73">would be the mechanism responsible for </text:span><text:span text:style-name="T72">keep</text:span><text:span text:style-name="T73">ing</text:span><text:span text:style-name="T72"> tropical forests gree</text:span><text:span text:style-name="T73">n</text:span><text:span text:style-name="T72">? Are herbivore communities limited in their abundance and richness? This question can be answered using simple experiment of increased herbivore abundance. </text:span><text:span text:style-name="T74">There might be absolute amount of food available (e.g. only young leaves are palatable etc) this would explain lack of cascading effect on community biomass (Schmitz). Herbivores might be also limited by amount of food they can consume. Simple mechanistic food web models suggest that in this situation there should be cascading effect of predators. Unless they are not important. </text:span><text:span text:style-name="T12">[</text:span><text:span text:style-name="T10">d1</text:span><text:span text:style-name="T12">]</text:span><text:span text:style-name="T112">. </text:span><text:span text:style-name="T113">Increase in herbivore abundance would then have no-effect on </text:span><text:span text:style-name="T114">vegetation</text:span><text:span text:style-name="T113"> biomass, or reduce total biomass of the community </text:span><text:span text:style-name="T112"><text:s/></text:span><text:span text:style-name="T12">[</text:span><text:span text:style-name="T10">d</text:span><text:span text:style-name="T11">2</text:span><text:span text:style-name="T12">]</text:span><text:span text:style-name="T112">.</text:span><text:span text:style-name="T113"> </text:span><text:span text:style-name="T115">Relative resource limitation s</text:span><text:span text:style-name="T116">omewhat confirmed by increase in abundance but no increase in herbivory rates </text:span><text:span text:style-name="T115">in temperate regions</text:span><text:span text:style-name="T116"> </text:span><text:reference-mark-start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16">(La Pierre &amp; Smith, 2016)</text:span><text:reference-mark-end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16">. </text:span><text:span text:style-name="T115">Mechanisms of herbivore limitations are studied rarely by modifications of herbivore popuations. </text:span><text:span text:style-name="T117">Interestingly, we still do not know whether tropical insect herbivore communities partition niches tightly, or is there a room for some more species. Possible effect of generalists on food web structure was </text:span><text:span text:style-name="T118">hypothesized</text:span><text:span text:style-name="T117"> but never tested. </text:span><text:span text:style-name="T119">We assume</text:span><text:span text:style-name="T120"> that s</text:span><text:span text:style-name="T121">econdary forest plants are all of high quality, but at the same time they are protected with exudates. </text:span><text:span text:style-name="T122">Community in tropics is hypothesized not t</text:span><text:span text:style-name="T123">o</text:span><text:span text:style-name="T122"> be saturated </text:span><text:reference-mark-start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2">(Vojtech Novotny et al., 2012)</text:span><text:reference-mark-end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2"> </text:span><text:span text:style-name="T123">with species. </text:span><text:span text:style-name="T124">Saturation, competition and network </text:span><text:span text:style-name="T125">structure.</text:span></text:p>
      <text:p text:style-name="P21"/>
      <text:p text:style-name="P24"><text:span text:style-name="T13">[ MII ] </text:span><text:span text:style-name="T44">S</text:span><text:span text:style-name="T27">econd manuscript:</text:span></text:p>
      <text:p text:style-name="P18"/>
      <text:p text:style-name="P33"><text:span text:style-name="T22">We expect that modularity might increase in interaction networks .</text:span><text:span text:style-name="T81"> “how herbivores affect dominance hierarchies between plant species is scarce, more preferred species in the feeding experiments were those that increased in cover after herbivore exclusion in the field, whereas less preferred ones decreased” (Kempel et al., 2015). little is known how generalists affect plant community composition </text:span><text:soft-page-break/><text:span text:style-name="T81">and herbivore community itself. “In communities deficient in intermediate predators (low values of ln[IP:H+]), vertebrate insectivores had relatively weak effects on intermediate predators, herbivores and plan</text:span><text:bookmark text:name="xref-fig-2-2"/><text:span text:style-name="T81">ts (</text:span><text:a xlink:type="simple" xlink:href="https://www.pnas.org/content/107/16/7335.long?utm_source=TrendMD&amp;utm_medium=cpc&amp;utm_campaign=Proc_Natl_Acad_Sci_U_S_A_TrendMD_0#F2" text:style-name="ListLabel_20_13" text:visited-style-name="ListLabel_20_13"><text:span text:style-name="ListLabel_20_1"><text:span text:style-name="T81">Fig. 2</text:span></text:span></text:a><text:span text:style-name="T81"> and </text:span><text:a xlink:type="simple" xlink:href="http://www.pnas.org/content/vol0/issue2010/images/data/1001934107/DCSupplemental/st06.doc" text:style-name="ListLabel_20_13" text:visited-style-name="ListLabel_20_13"><text:span text:style-name="ListLabel_20_1"><text:span text:style-name="T81">Table S4</text:span></text:span></text:a><text:span text:style-name="T81">). In contrast, in communities with a high relative abundance of </text:span><office:annotation office:name="__Annotation__2038_1613304464"><dc:creator>Vojtech Novotny</dc:creator><dc:date>2020-11-14T12:56:00</dc:date><loext:sender-initials>VN</loext:sender-initials><text:p><text:span text:style-name="T159">a paragraph is needed on theory of intermediate predators </text:span></text:p></office:annotation><text:span text:style-name="T81">intermediate predators </text:span><office:annotation-end office:name="__Annotation__2038_1613304464"/><text:span text:style-name="T81">(high values of ln[IP:H+]) trophic cascades were strong, with strong negative effects of vertebrate insectivores on both intermediate predators and herbivores and strong positive effects on plants”(Mooney et al., 2010). </text:span><text:span text:style-name="T22">3. </text:span></text:p>
      <text:p text:style-name="P31"/>
      <text:p text:style-name="P25"><text:span text:style-name="T81">[ </text:span><text:span text:style-name="T82">In this paper w</text:span><text:span text:style-name="T80">e </text:span><text:span text:style-name="T83">explore</text:span><text:span text:style-name="T84"> </text:span><text:span text:style-name="T98">top down effects </text:span><text:span text:style-name="T99">of</text:span><text:span text:style-name="T83"> </text:span><text:span text:style-name="T99">herbivorous insects</text:span><text:span text:style-name="T83"> </text:span><text:span text:style-name="T84">on plants and </text:span><text:span text:style-name="T83">how they </text:span><text:span text:style-name="T85">contribute to the</text:span><text:span text:style-name="T84"> cascading effects of vertebrate predators</text:span><text:span text:style-name="T82"> </text:span><text:span text:style-name="T83">and </text:span><text:span text:style-name="T99">IAPs</text:span><text:span text:style-name="T83"> </text:span><text:span text:style-name="T86">in </text:span><text:span text:style-name="T100">early successional forest </text:span><text:span text:style-name="T101">(</text:span><text:span text:style-name="T100">gaps</text:span><text:span text:style-name="T101">)</text:span><text:span text:style-name="T88">.</text:span><text:span text:style-name="T45"> </text:span><text:span text:style-name="T46">We evaluate herbivore and IAP community composition in response to predator exclusion. </text:span></text:p>
      <text:p text:style-name="P26"><text:span text:style-name="T47">1</text:span><text:span text:style-name="T44">. </text:span><text:span text:style-name="T48">I</text:span><text:span text:style-name="T27">ntroduc</text:span><text:span text:style-name="T49">tion of generalist</text:span><text:span text:style-name="T27"> herbivores </text:span><text:span text:style-name="T49">is expected</text:span><text:span text:style-name="T27"> to </text:span><text:span text:style-name="T62">increase </text:span><text:span text:style-name="T65">inter-specific</text:span><text:span text:style-name="T62"> competition between herbivore species</text:span><text:span text:style-name="T27">, </text:span><text:span text:style-name="T50">but possibly only in exposed chewers gui</text:span><text:span text:style-name="T47">l</text:span><text:span text:style-name="T50">d</text:span><text:span text:style-name="T27">.</text:span></text:p>
      <text:p text:style-name="P27"><text:span text:style-name="T27">2. </text:span><text:span text:style-name="T51">Correlations between </text:span><text:span text:style-name="T52">orders and IAPs. </text:span></text:p>
      <text:p text:style-name="P3"><text:span text:style-name="T53">3</text:span><text:span text:style-name="T54">. </text:span><text:span text:style-name="T66">Does plant species identity matters in the process of recolonization</text:span><text:span text:style-name="T55">. </text:span><text:span text:style-name="T89">We test </text:span><text:span text:style-name="T90">the role of herbivores</text:span><text:span text:style-name="T89"> using insecticide treatment and herbivore addition.</text:span></text:p>
      <text:p text:style-name="P2"><text:span text:style-name="T91">4. </text:span><text:span text:style-name="T87">IAPs </text:span><text:span text:style-name="T92">responses</text:span><text:span text:style-name="T87"> to herbivore </text:span><text:span text:style-name="T92">addition</text:span><text:span text:style-name="T87"> or not?</text:span></text:p>
      <text:p text:style-name="P5"/>
      <text:p text:style-name="P19"/>
      <text:p text:style-name="P4"><text:span text:style-name="T7">[ MII ]</text:span><text:span text:style-name="T9"> <text:s/></text:span><text:span text:style-name="T94">loss of this functional group may result in increased tree seedling herbivory and altered nutrient regimes through changes in the abundance and guild structure of invertebrates </text:span><text:reference-mark-start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94">(Dunham, 2008)</text:span><text:reference-mark-end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94">.</text:span></text:p>
      <text:p text:style-name="P35"/>
      <text:p text:style-name="P4"><text:span text:style-name="T7">[ MII ]</text:span><text:span text:style-name="T9"> </text:span><text:span text:style-name="T94">In </text:span><text:span text:style-name="T102">Terminalia amazonia,</text:span><text:span text:style-name="T94"> seed germination was negatively density‐dependent and the proportion of seeds germinating increased when insects were excluded. However, the magnitude of the insecticide effect was independent of density </text:span><text:reference-mark-start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94">(Gripenberg et al., 2014)</text:span><text:reference-mark-end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94">.</text:span></text:p>
      <text:p text:style-name="P35"/>
      <text:p text:style-name="P4"><text:span text:style-name="T94">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text:span><text:reference-mark-start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107">(Harrison &amp; Banks</text:span><text:span text:style-name="T108">‐Leite, 2020)</text:span><text:reference-mark-end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94">.</text:span></text:p>
      <text:p text:style-name="P35"/>
      <text:p text:style-name="P4"><text:span text:style-name="T7">[ MII ]</text:span><text:span text:style-name="T9"> </text:span><text:span text:style-name="T12">[</text:span><text:span text:style-name="T10">d1</text:span><text:span text:style-name="T12">] </text:span><text:span text:style-name="T126"><text:s/></text:span><text:span text:style-name="T127"><text:s/></text:span><text:span text:style-name="T128">(MacArthur and MacArthur 1961), which suggests that </text:span><text:span text:style-name="T132">birds recognize the structure rather than type of the vegetation</text:span><text:span text:style-name="T128">. However, such neat convergences in species densities of plants, insects, and desert lizards do not occur, which suggests that these groups may not always be saturated with species </text:span><text:span text:style-name="T129">[</text:span><text:a xlink:type="simple" xlink:href="http://www.zo.utexas.edu/courses/bio373/chapters/Chapter18/Chapter18.html" text:style-name="Internet_20_link" text:visited-style-name="Visited_20_Internet_20_Link"><text:span text:style-name="T93">http://www.zo.utexas.edu/courses/bio373/chapters/Chapter18/Chapter18.html</text:span></text:a><text:span text:style-name="T129">]. </text:span><text:span text:style-name="T130">It is similar with cursorial spiders – they recognize structure rather than the type </text:span><text:reference-mark-start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0">(Hurd &amp; Fagan, 1992)</text:span><text:reference-mark-end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0">. </text:span><text:span text:style-name="T131">Cursorial spiders were also more keen to feed on collembolans rather than on herbivores </text:span><text:reference-mark-start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1">(Birkhofer &amp; Wolters, 2012)</text:span><text:reference-mark-end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1">.</text:span></text:p>
      <text:p text:style-name="P36"/>
      <text:p text:style-name="P37"><text:span text:style-name="T15">[ MII ]</text:span><text:span text:style-name="T16"> </text:span><text:span text:style-name="T18">[</text:span><text:span text:style-name="T17">d1</text:span><text:span text:style-name="T18">]</text:span><text:span text:style-name="T138"> </text:span><text:span text:style-name="T139">Lack of this effect might suggest that herbivory might be limited by ability to assimilate food by herbivores. Populations might be unable to compensate for the need to search for additional food sources, which would increase mortality. However, we tested herbivore additions under exclosures, therefore preventing increased pressure from predatrs. There might be an optimal strategy resulting in lower abundance, allowing for low competition and low predatory pressure. <text:s/></text:span></text:p>
      <text:p text:style-name="P19"/>
      <text:p text:style-name="P49"><text:bookmark-start text:name="__DdeLink__3504_1966417229"/><text:span text:style-name="T14">[VN]</text:span><text:span text:style-name="T109"> </text:span><text:bookmark-end text:name="__DdeLink__3504_1966417229"/><text:span text:style-name="T109">These graphs show a general tendency for a </text:span><text:span text:style-name="T110">coordinated response –</text:span><text:span text:style-name="T109"> either plants, herbivores and IP predators </text:span><text:span text:style-name="T110">all respond negatively, or they all respond positively</text:span><text:span text:style-name="T109">, and either they all respond a little </text:span><text:soft-page-break/><text:span text:style-name="T109">or they all respond a lot, creating thus general positive trends in all these graphs. Further, the response can be either positive or negative in any of these groups</text:span></text:p>
      <text:p text:style-name="P46"/>
      <text:p text:style-name="P48"><text:span text:style-name="T14">[VN]</text:span><text:span text:style-name="T109"> This suggests to me that the treatment which is being measured – </text:span><text:span text:style-name="T110">predators</text:span><text:span text:style-name="T109"> – does not have strong (or any) effect, and that </text:span><text:span text:style-name="T110">some other underlying variability is jointly affecting the entire community.</text:span><text:span text:style-name="T109"> I attach an Excel with a few such graphs generated by </text:span><text:span text:style-name="T110">simple models</text:span><text:span text:style-name="T109"> – having 10 plots with a </text:span><text:span text:style-name="T110">carrying capacity</text:span><text:span text:style-name="T109"> defined for each [either ranging from 1 to 10, or the same for each plot], and then the abundance of plants derived from that carrying capacity with some random noise, and the </text:span><text:span text:style-name="T110">herbivores derived either from plant abundance</text:span><text:span text:style-name="T109"> (again with random noise) or </text:span><text:span text:style-name="T110">directly from the carrying capacity.</text:span><text:span text:style-name="T109"> When the half of the plots is randomly assigned to a “treatment” and log effects ratios calculated, they tend to generate similar graphs as those above.</text:span></text:p>
      <text:p text:style-name="P6"/>
      <text:p text:style-name="P6"/>
      <text:p text:style-name="P4"><text:span text:style-name="T135">M</text:span><text:span text:style-name="T134">aterials and methods</text:span></text:p>
      <text:p text:style-name="P40"><text:bookmark text:name="study-sites"/>Study sites</text:p>
      <text:p text:style-name="P41">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40"><text:bookmark text:name="experimental-design"/>Experimental design</text:p>
      <text:p text:style-name="P42"><text:span text:style-name="T136">Within a radius of 3 km from the village, we selected six experimental gardens (blocks) 3-5 years old, each covering an area of approximately 400 m</text:span><text:span text:style-name="T140">2</text:span><text:span text:style-name="T136">,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text:span><text:soft-page-break/><text:span text:style-name="T136">experimental treatments were randomly assigned within each block according to a randomized design (Fig. S1, Supporting Information). The following treatments were applied continuously for 12 months:</text:span></text:p>
      <text:p text:style-name="P41">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41">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41">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41">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42"><text:span text:style-name="T136">5. Increased herbivory – moderate level (H1). We used locally common, highly polyphagous, and flightless </text:span><text:span text:style-name="T137">Oribius</text:span><text:span text:style-name="T136"> </text:span><text:span text:style-name="T137">sp.</text:span><text:span text:style-name="T136">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42"><text:span text:style-name="T136">6. Increased herbivory – high level (H2). The same treatment as above was applied, but with 125 </text:span><text:span text:style-name="T137">Oribius sp.</text:span><text:span text:style-name="T136"> weevils introduced every two weeks per plot.</text:span></text:p>
      <text:p text:style-name="P41">Having six experimental treatments, organized in six blocks allowed us to achieve 80% of statistical power for the effect sizes of approximately 15% shift in baseline descriptor value (Appendix A.6, Supporting Information) </text:p>
      <text:p text:style-name="P40"><text:bookmark text:name="sampling"/>Sampling</text:p>
      <text:p text:style-name="P42"><text:span text:style-name="T133">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ext:span><text:soft-page-break/><text:span text:style-name="T133">then oven dried and weighed, and leaf dry matter content (LDMC g dry mass /g wet mass) was recorded. The specific leaf area (SLA, in cm</text:span><text:span text:style-name="T141">2 </text:span><text:span text:style-name="T133">g</text:span><text:span text:style-name="T141">-1</text:span><text:span text:style-name="T133">)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42"><text:span text:style-name="T95">For all herbivore species we evaluated </text:span><text:span text:style-name="T96">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96">(Poisot, Lepennetier, Martinez, Ra</text:span><text:span text:style-name="T97">zz&lt;</text:span><text:span text:style-name="T96">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96">.</text:span></text:p>
      <text:p text:style-name="P38">We evaluated diet switching abilities of species…</text:p>
      <text:p text:style-name="P38"/>
      <text:p text:style-name="P39">Discussion</text:p>
      <text:p text:style-name="P50"><text:span text:style-name="T143"/></text:p>
      <text:p text:style-name="P50"><text:span text:style-name="T1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13:02:59.542859154</meta:creation-date>
    <dc:date>2021-02-26T15:14:16.203345628</dc:date>
    <meta:editing-duration>PT5H11M55S</meta:editing-duration>
    <meta:editing-cycles>7</meta:editing-cycles>
    <meta:generator>LibreOffice/6.1.6.3$Linux_X86_64 LibreOffice_project/10$Build-3</meta:generator>
    <meta:document-statistic meta:table-count="0" meta:image-count="0" meta:object-count="0" meta:page-count="7" meta:paragraph-count="54" meta:word-count="3428" meta:character-count="22915" meta:non-whitespace-character-count="19508"/>
  </office:meta>
</office:document-meta>
</file>